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微軟正黑體" style:font-name-asian="微軟正黑體" style:font-name-complex="微軟正黑體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/>
    </style:style>
    <style:style style:name="ce4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3" style:family="table-cell" style:parent-style-name="Default" style:data-style-name="N56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5" style:family="table-cell" style:parent-style-name="Default" style:data-style-name="N5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6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 fo:font-size="8pt" style:font-size-asian="8pt" style:font-size-complex="8pt"/>
    </style:style>
    <style:style style:name="ce17" style:family="table-cell" style:parent-style-name="_19968__33324__32_2" style:data-style-name="N3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8" style:family="table-cell" style:parent-style-name="_19968__33324__32_2" style:data-style-name="N3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/>
      <style:text-properties style:font-name="微軟正黑體" style:font-name-asian="微軟正黑體" style:font-name-complex="微軟正黑體"/>
    </style:style>
    <style:style style:name="ce20" style:family="table-cell" style:parent-style-name="_19968__33324__32_2" style:data-style-name="N3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1" style:family="table-cell" style:parent-style-name="_19968__33324__32_2" style:data-style-name="N3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/>
    </style:style>
    <style:style style:name="ce32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34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 fo:font-size="8pt" style:font-size-asian="8pt" style:font-size-complex="8pt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6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7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41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42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4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8.6pt" style:use-optimal-row-height="fals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無動力漁筏-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7" table:default-cell-style-name="ce2"/>
        <table:table-column table:style-name="co4" table:number-columns-repeated="16365" table:default-cell-style-name="ce2"/>
        <table:table-row table:style-name="ro1">
          <table:table-cell office:value-type="string" table:number-columns-spanned="2" table:number-rows-spanned="1" table:style-name="ce31">
            <text:p>4‧漁船數量</text:p>
          </table:table-cell>
          <table:covered-table-cell/>
          <table:table-cell table:number-columns-repeated="6" table:style-name="ce4"/>
          <table:table-cell table:number-columns-spanned="3" table:number-rows-spanned="1" table:style-name="ce32"/>
          <table:covered-table-cell table:number-columns-repeated="2"/>
          <table:table-cell table:style-name="ce4"/>
          <table:table-cell office:value-type="string" table:style-name="ce3">
            <text:p>4‧FISHING CRAFTS</text:p>
          </table:table-cell>
          <table:table-cell table:number-columns-repeated="4" table:style-name="ce4"/>
          <table:table-cell table:number-columns-repeated="16367"/>
        </table:table-row>
        <table:table-row table:style-name="ro2">
          <table:table-cell table:style-name="ce16"/>
          <table:table-cell office:value-type="string" table:number-columns-spanned="3" table:number-rows-spanned="1" table:style-name="ce33">
            <text:p>(4) 無動力漁筏</text:p>
          </table:table-cell>
          <table:covered-table-cell table:number-columns-repeated="2"/>
          <table:table-cell office:value-type="string" table:number-columns-spanned="2" table:number-rows-spanned="1" table:style-name="ce33">
            <text:p>單位：艘</text:p>
          </table:table-cell>
          <table:covered-table-cell/>
          <table:table-cell table:number-columns-repeated="3" table:style-name="ce16"/>
          <table:table-cell office:value-type="string" table:number-columns-spanned="4" table:number-rows-spanned="1" table:style-name="ce33">
            <text:p>(4) Non-Powered Rafts</text:p>
          </table:table-cell>
          <table:covered-table-cell table:number-columns-repeated="3"/>
          <table:table-cell table:number-columns-repeated="2" table:style-name="ce16"/>
          <table:table-cell office:value-type="string" table:number-columns-spanned="2" table:number-rows-spanned="1" table:style-name="ce33">
            <text:p>Unit：Boats</text:p>
          </table:table-cell>
          <table:covered-table-cell/>
          <table:table-cell table:number-columns-repeated="16367"/>
        </table:table-row>
        <table:table-row table:style-name="ro2">
          <table:table-cell table:style-name="ce5"/>
          <table:table-cell table:style-name="ce6"/>
          <table:table-cell office:value-type="string" table:number-columns-spanned="3" table:number-rows-spanned="1" table:style-name="ce30">
            <text:p>總計</text:p>
          </table:table-cell>
          <table:covered-table-cell table:number-columns-repeated="2"/>
          <table:table-cell office:value-type="string" table:number-columns-spanned="3" table:number-rows-spanned="1" table:style-name="ce30">
            <text:p>　定置網</text:p>
          </table:table-cell>
          <table:covered-table-cell table:number-columns-repeated="2"/>
          <table:table-cell office:value-type="string" table:number-columns-spanned="3" table:number-rows-spanned="1" table:style-name="ce30">
            <text:p>　火誘網</text:p>
          </table:table-cell>
          <table:covered-table-cell table:number-columns-repeated="2"/>
          <table:table-cell office:value-type="string" table:number-columns-spanned="3" table:number-rows-spanned="1" table:style-name="ce30">
            <text:p>　刺網</text:p>
          </table:table-cell>
          <table:covered-table-cell table:number-columns-repeated="2"/>
          <table:table-cell office:value-type="string" table:number-columns-spanned="3" table:number-rows-spanned="1" table:style-name="ce30">
            <text:p>　一支釣</text:p>
          </table:table-cell>
          <table:covered-table-cell table:number-columns-repeated="2"/>
          <table:table-cell table:number-columns-repeated="16367"/>
        </table:table-row>
        <table:table-row table:style-name="ro2">
          <table:table-cell table:style-name="ce7"/>
          <table:table-cell table:style-name="ce8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string" table:number-columns-spanned="3" table:number-rows-spanned="1" table:style-name="ce46">
            <text:p>Set Net</text:p>
          </table:table-cell>
          <table:covered-table-cell table:number-columns-repeated="2"/>
          <table:table-cell office:value-type="string" table:number-columns-spanned="3" table:number-rows-spanned="1" table:style-name="ce46">
            <text:p>Torch Light Net</text:p>
          </table:table-cell>
          <table:covered-table-cell table:number-columns-repeated="2"/>
          <table:table-cell office:value-type="string" table:number-columns-spanned="3" table:number-rows-spanned="1" table:style-name="ce46">
            <text:p>Gill Net</text:p>
          </table:table-cell>
          <table:covered-table-cell table:number-columns-repeated="2"/>
          <table:table-cell office:value-type="string" table:number-columns-spanned="3" table:number-rows-spanned="1" table:style-name="ce46">
            <text:p>Pole and Lines Boote</text:p>
          </table:table-cell>
          <table:covered-table-cell table:number-columns-repeated="2"/>
          <table:table-cell table:number-columns-repeated="16367"/>
        </table:table-row>
        <table:table-row table:style-name="ro2">
          <table:table-cell office:value-type="string" table:style-name="ce7">
            <text:p>縣市別</text:p>
          </table:table-cell>
          <table:table-cell office:value-type="string" table:style-name="ce8">
            <text:p>District</text:p>
          </table:table-cell>
          <table:table-cell office:value-type="string" table:style-name="ce10">
            <text:p>合計</text:p>
          </table:table-cell>
          <table:table-cell office:value-type="string" table:style-name="ce10">
            <text:p>竹材</text:p>
          </table:table-cell>
          <table:table-cell office:value-type="string" table:style-name="ce10">
            <text:p>塑管</text:p>
          </table:table-cell>
          <table:table-cell office:value-type="string" table:style-name="ce10">
            <text:p>合計</text:p>
          </table:table-cell>
          <table:table-cell office:value-type="string" table:style-name="ce10">
            <text:p>竹材</text:p>
          </table:table-cell>
          <table:table-cell office:value-type="string" table:style-name="ce10">
            <text:p>塑管</text:p>
          </table:table-cell>
          <table:table-cell office:value-type="string" table:style-name="ce10">
            <text:p>合計</text:p>
          </table:table-cell>
          <table:table-cell office:value-type="string" table:style-name="ce10">
            <text:p>竹材</text:p>
          </table:table-cell>
          <table:table-cell office:value-type="string" table:style-name="ce10">
            <text:p>塑管</text:p>
          </table:table-cell>
          <table:table-cell office:value-type="string" table:style-name="ce10">
            <text:p>合計</text:p>
          </table:table-cell>
          <table:table-cell office:value-type="string" table:style-name="ce10">
            <text:p>竹材</text:p>
          </table:table-cell>
          <table:table-cell office:value-type="string" table:style-name="ce10">
            <text:p>塑管</text:p>
          </table:table-cell>
          <table:table-cell office:value-type="string" table:style-name="ce10">
            <text:p>合計</text:p>
          </table:table-cell>
          <table:table-cell office:value-type="string" table:style-name="ce10">
            <text:p>竹材</text:p>
          </table:table-cell>
          <table:table-cell office:value-type="string" table:style-name="ce10">
            <text:p>塑管</text:p>
          </table:table-cell>
          <table:table-cell table:number-columns-repeated="16367"/>
        </table:table-row>
        <table:table-row table:style-name="ro2">
          <table:table-cell table:style-name="ce19"/>
          <table:table-cell table:style-name="ce9"/>
          <table:table-cell office:value-type="string" table:style-name="ce11">
            <text:p>Total</text:p>
          </table:table-cell>
          <table:table-cell office:value-type="string" table:style-name="ce11">
            <text:p>Bamboo</text:p>
          </table:table-cell>
          <table:table-cell office:value-type="string" table:style-name="ce11">
            <text:p>Plastic</text:p>
          </table:table-cell>
          <table:table-cell office:value-type="string" table:style-name="ce11">
            <text:p>Total</text:p>
          </table:table-cell>
          <table:table-cell office:value-type="string" table:style-name="ce11">
            <text:p>Bamboo</text:p>
          </table:table-cell>
          <table:table-cell office:value-type="string" table:style-name="ce11">
            <text:p>Plastic</text:p>
          </table:table-cell>
          <table:table-cell office:value-type="string" table:style-name="ce11">
            <text:p>Total</text:p>
          </table:table-cell>
          <table:table-cell office:value-type="string" table:style-name="ce11">
            <text:p>Bamboo</text:p>
          </table:table-cell>
          <table:table-cell office:value-type="string" table:style-name="ce11">
            <text:p>Plastic</text:p>
          </table:table-cell>
          <table:table-cell office:value-type="string" table:style-name="ce11">
            <text:p>Total</text:p>
          </table:table-cell>
          <table:table-cell office:value-type="string" table:style-name="ce11">
            <text:p>Bamboo</text:p>
          </table:table-cell>
          <table:table-cell office:value-type="string" table:style-name="ce11">
            <text:p>Plastic</text:p>
          </table:table-cell>
          <table:table-cell office:value-type="string" table:style-name="ce11">
            <text:p>Total</text:p>
          </table:table-cell>
          <table:table-cell office:value-type="string" table:style-name="ce11">
            <text:p>Bamboo</text:p>
          </table:table-cell>
          <table:table-cell office:value-type="string" table:style-name="ce11">
            <text:p>Plastic</text:p>
          </table:table-cell>
          <table:table-cell table:number-columns-repeated="16367"/>
        </table:table-row>
        <table:table-row table:style-name="ro2">
          <table:table-cell office:value-type="string" table:style-name="ce22">
            <text:p>總計　</text:p>
          </table:table-cell>
          <table:table-cell office:value-type="string" table:style-name="ce8">
            <text:p>GRAND TOTAL</text:p>
          </table:table-cell>
          <table:table-cell office:value-type="float" office:value="368" table:formula="msoxl:=IF( SUM(C8,C29)=0,&quot;-&quot;,SUM(C8,C29))" table:style-name="ce13">
            <text:p>368</text:p>
          </table:table-cell>
          <table:table-cell office:value-type="float" office:value="5" table:formula="msoxl:=IF( SUM(D8,D29)=0,&quot;-&quot;,SUM(D8,D29))" table:style-name="ce13">
            <text:p>5</text:p>
          </table:table-cell>
          <table:table-cell office:value-type="float" office:value="363" table:formula="msoxl:=IF( SUM(E8,E29)=0,&quot;-&quot;,SUM(E8,E29))" table:style-name="ce13">
            <text:p>363</text:p>
          </table:table-cell>
          <table:table-cell office:value-type="float" office:value="1" table:formula="msoxl:=IF( SUM(F8,F29)=0,&quot;-&quot;,SUM(F8,F29))" table:style-name="ce13">
            <text:p>1</text:p>
          </table:table-cell>
          <table:table-cell office:value-type="string" office:string-value="-" table:formula="msoxl:=IF( SUM(G8,G29)=0,&quot;-&quot;,SUM(G8,G29))" table:style-name="ce13">
            <text:p>-</text:p>
          </table:table-cell>
          <table:table-cell office:value-type="float" office:value="1" table:formula="msoxl:=IF( SUM(H8,H29)=0,&quot;-&quot;,SUM(H8,H29))" table:style-name="ce13">
            <text:p>1</text:p>
          </table:table-cell>
          <table:table-cell office:value-type="float" office:value="1" table:formula="msoxl:=IF( SUM(I8,I29)=0,&quot;-&quot;,SUM(I8,I29))" table:style-name="ce13">
            <text:p>1</text:p>
          </table:table-cell>
          <table:table-cell office:value-type="string" office:string-value="-" table:formula="msoxl:=IF( SUM(J8,J29)=0,&quot;-&quot;,SUM(J8,J29))" table:style-name="ce13">
            <text:p>-</text:p>
          </table:table-cell>
          <table:table-cell office:value-type="float" office:value="1" table:formula="msoxl:=IF( SUM(K8,K29)=0,&quot;-&quot;,SUM(K8,K29))" table:style-name="ce13">
            <text:p>1</text:p>
          </table:table-cell>
          <table:table-cell office:value-type="float" office:value="169" table:formula="msoxl:=IF( SUM(L8,L29)=0,&quot;-&quot;,SUM(L8,L29))" table:style-name="ce13">
            <text:p>169</text:p>
          </table:table-cell>
          <table:table-cell office:value-type="float" office:value="3" table:formula="msoxl:=IF( SUM(M8,M29)=0,&quot;-&quot;,SUM(M8,M29))" table:style-name="ce13">
            <text:p>3</text:p>
          </table:table-cell>
          <table:table-cell office:value-type="float" office:value="166" table:formula="msoxl:=IF( SUM(N8,N29)=0,&quot;-&quot;,SUM(N8,N29))" table:style-name="ce13">
            <text:p>166</text:p>
          </table:table-cell>
          <table:table-cell office:value-type="float" office:value="65" table:formula="msoxl:=IF( SUM(O8,O29)=0,&quot;-&quot;,SUM(O8,O29))" table:style-name="ce13">
            <text:p>65</text:p>
          </table:table-cell>
          <table:table-cell office:value-type="float" office:value="1" table:formula="msoxl:=IF( SUM(P8,P29)=0,&quot;-&quot;,SUM(P8,P29))" table:style-name="ce13">
            <text:p>1</text:p>
          </table:table-cell>
          <table:table-cell office:value-type="float" office:value="64" table:formula="msoxl:=IF( SUM(Q8,Q29)=0,&quot;-&quot;,SUM(Q8,Q29))" table:style-name="ce13">
            <text:p>64</text:p>
          </table:table-cell>
          <table:table-cell table:number-columns-repeated="16367"/>
        </table:table-row>
        <table:table-row table:style-name="ro2">
          <table:table-cell office:value-type="string" table:style-name="ce14">
            <text:p><text:s text:c="2"/>臺灣地區</text:p>
          </table:table-cell>
          <table:table-cell office:value-type="string" table:style-name="ce8">
            <text:p>TAIWAN AREA</text:p>
          </table:table-cell>
          <table:table-cell office:value-type="float" office:value="368" table:formula="msoxl:=IF( SUM(C9:C28)=0,&quot;-&quot;,SUM(C9:C28))" table:style-name="ce13">
            <text:p>368</text:p>
          </table:table-cell>
          <table:table-cell office:value-type="float" office:value="5" table:formula="msoxl:=IF( SUM(D9:D28)=0,&quot;-&quot;,SUM(D9:D28))" table:style-name="ce13">
            <text:p>5</text:p>
          </table:table-cell>
          <table:table-cell office:value-type="float" office:value="363" table:formula="msoxl:=IF( SUM(E9:E28)=0,&quot;-&quot;,SUM(E9:E28))" table:style-name="ce13">
            <text:p>363</text:p>
          </table:table-cell>
          <table:table-cell office:value-type="float" office:value="1" table:formula="msoxl:=IF( SUM(F9:F28)=0,&quot;-&quot;,SUM(F9:F28))" table:style-name="ce13">
            <text:p>1</text:p>
          </table:table-cell>
          <table:table-cell office:value-type="string" office:string-value="-" table:formula="msoxl:=IF( SUM(G9:G28)=0,&quot;-&quot;,SUM(G9:G28))" table:style-name="ce13">
            <text:p>-</text:p>
          </table:table-cell>
          <table:table-cell office:value-type="float" office:value="1" table:formula="msoxl:=IF( SUM(H9:H28)=0,&quot;-&quot;,SUM(H9:H28))" table:style-name="ce13">
            <text:p>1</text:p>
          </table:table-cell>
          <table:table-cell office:value-type="float" office:value="1" table:formula="msoxl:=IF( SUM(I9:I28)=0,&quot;-&quot;,SUM(I9:I28))" table:style-name="ce13">
            <text:p>1</text:p>
          </table:table-cell>
          <table:table-cell office:value-type="string" office:string-value="-" table:formula="msoxl:=IF( SUM(J9:J28)=0,&quot;-&quot;,SUM(J9:J28))" table:style-name="ce13">
            <text:p>-</text:p>
          </table:table-cell>
          <table:table-cell office:value-type="float" office:value="1" table:formula="msoxl:=IF( SUM(K9:K28)=0,&quot;-&quot;,SUM(K9:K28))" table:style-name="ce13">
            <text:p>1</text:p>
          </table:table-cell>
          <table:table-cell office:value-type="float" office:value="169" table:formula="msoxl:=IF( SUM(L9:L28)=0,&quot;-&quot;,SUM(L9:L28))" table:style-name="ce13">
            <text:p>169</text:p>
          </table:table-cell>
          <table:table-cell office:value-type="float" office:value="3" table:formula="msoxl:=IF( SUM(M9:M28)=0,&quot;-&quot;,SUM(M9:M28))" table:style-name="ce13">
            <text:p>3</text:p>
          </table:table-cell>
          <table:table-cell office:value-type="float" office:value="166" table:formula="msoxl:=IF( SUM(N9:N28)=0,&quot;-&quot;,SUM(N9:N28))" table:style-name="ce13">
            <text:p>166</text:p>
          </table:table-cell>
          <table:table-cell office:value-type="float" office:value="65" table:formula="msoxl:=IF( SUM(O9:O28)=0,&quot;-&quot;,SUM(O9:O28))" table:style-name="ce13">
            <text:p>65</text:p>
          </table:table-cell>
          <table:table-cell office:value-type="float" office:value="1" table:formula="msoxl:=IF( SUM(P9:P28)=0,&quot;-&quot;,SUM(P9:P28))" table:style-name="ce13">
            <text:p>1</text:p>
          </table:table-cell>
          <table:table-cell office:value-type="float" office:value="64" table:formula="msoxl:=IF( SUM(Q9:Q28)=0,&quot;-&quot;,SUM(Q9:Q28))" table:style-name="ce13">
            <text:p>64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<text:s text:c="4"/>新北市</text:p>
          </table:table-cell>
          <table:table-cell office:value-type="string" table:style-name="ce8">
            <text:p>NEW TAIPEI CITY</text:p>
          </table:table-cell>
          <table:table-cell office:value-type="float" office:value="7" table:formula="msoxl:=IF(SUM(D9:E9)=0,&quot;-&quot;,SUM(D9:E9))" table:style-name="ce13">
            <text:p>7</text:p>
          </table:table-cell>
          <table:table-cell office:value-type="float" office:value="1" table:formula="msoxl:=IF(SUM(G9,J9,M9,P9)+SUM('無動力漁筏-2'!D9,'無動力漁筏-2'!G9,'無動力漁筏-2'!J9,'無動力漁筏-2'!M9,'無動力漁筏-2'!P9)=0,&quot;-&quot;,SUM(G9,J9,M9,P9)+SUM('無動力漁筏-2'!D9,'無動力漁筏-2'!G9,'無動力漁筏-2'!J9,'無動力漁筏-2'!M9,'無動力漁筏-2'!P9))" table:style-name="ce13">
            <text:p>1</text:p>
          </table:table-cell>
          <table:table-cell office:value-type="float" office:value="6" table:formula="msoxl:=IF(SUM(H9,K9,N9,Q9)+SUM('無動力漁筏-2'!E9,'無動力漁筏-2'!H9,'無動力漁筏-2'!K9,'無動力漁筏-2'!N9,'無動力漁筏-2'!Q9)=0,&quot;-&quot;,SUM(H9,K9,N9,Q9)+SUM('無動力漁筏-2'!E9,'無動力漁筏-2'!H9,'無動力漁筏-2'!K9,'無動力漁筏-2'!N9,'無動力漁筏-2'!Q9))" table:style-name="ce13">
            <text:p>6</text:p>
          </table:table-cell>
          <table:table-cell office:value-type="string" office:string-value="-" table:formula="msoxl:=IF(SUM(G9:H9)=0,&quot;-&quot;,SUM(G9:H9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9:K9)=0,&quot;-&quot;,SUM(J9:K9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formula="msoxl:=IF(SUM(M9:N9)=0,&quot;-&quot;,SUM(M9:N9))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string" office:string-value="-" table:formula="msoxl:=IF(SUM(P9:Q9)=0,&quot;-&quot;,SUM(P9:Q9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<text:s text:c="4"/>臺北市</text:p>
          </table:table-cell>
          <table:table-cell office:value-type="string" table:style-name="ce8">
            <text:p>TAIPEI CITY</text:p>
          </table:table-cell>
          <table:table-cell office:value-type="string" office:string-value="-" table:formula="msoxl:=IF(SUM(D10:E10)=0,&quot;-&quot;,SUM(D10:E10))" table:style-name="ce13">
            <text:p>-</text:p>
          </table:table-cell>
          <table:table-cell office:value-type="string" office:string-value="-" table:formula="msoxl:=IF(SUM(G10,J10,M10,P10)+SUM('無動力漁筏-2'!D10,'無動力漁筏-2'!G10,'無動力漁筏-2'!J10,'無動力漁筏-2'!M10,'無動力漁筏-2'!P10)=0,&quot;-&quot;,SUM(G10,J10,M10,P10)+SUM('無動力漁筏-2'!D10,'無動力漁筏-2'!G10,'無動力漁筏-2'!J10,'無動力漁筏-2'!M10,'無動力漁筏-2'!P10))" table:style-name="ce13">
            <text:p>-</text:p>
          </table:table-cell>
          <table:table-cell office:value-type="string" office:string-value="-" table:formula="msoxl:=IF(SUM(H10,K10,N10,Q10)+SUM('無動力漁筏-2'!E10,'無動力漁筏-2'!H10,'無動力漁筏-2'!K10,'無動力漁筏-2'!N10,'無動力漁筏-2'!Q10)=0,&quot;-&quot;,SUM(H10,K10,N10,Q10)+SUM('無動力漁筏-2'!E10,'無動力漁筏-2'!H10,'無動力漁筏-2'!K10,'無動力漁筏-2'!N10,'無動力漁筏-2'!Q10))" table:style-name="ce13">
            <text:p>-</text:p>
          </table:table-cell>
          <table:table-cell office:value-type="string" office:string-value="-" table:formula="msoxl:=IF(SUM(G10:H10)=0,&quot;-&quot;,SUM(G10:H10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10:K10)=0,&quot;-&quot;,SUM(J10:K10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10:N10)=0,&quot;-&quot;,SUM(M10:N10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10:Q10)=0,&quot;-&quot;,SUM(P10:Q10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<text:s text:c="4"/>桃園市</text:p>
          </table:table-cell>
          <table:table-cell office:value-type="string" table:style-name="ce8">
            <text:p>TAOYUAN CITY</text:p>
          </table:table-cell>
          <table:table-cell office:value-type="float" office:value="3" table:formula="msoxl:=IF(SUM(D11:E11)=0,&quot;-&quot;,SUM(D11:E11))" table:style-name="ce13">
            <text:p>3</text:p>
          </table:table-cell>
          <table:table-cell office:value-type="string" office:string-value="-" table:formula="msoxl:=IF(SUM(G11,J11,M11,P11)+SUM('無動力漁筏-2'!D11,'無動力漁筏-2'!G11,'無動力漁筏-2'!J11,'無動力漁筏-2'!M11,'無動力漁筏-2'!P11)=0,&quot;-&quot;,SUM(G11,J11,M11,P11)+SUM('無動力漁筏-2'!D11,'無動力漁筏-2'!G11,'無動力漁筏-2'!J11,'無動力漁筏-2'!M11,'無動力漁筏-2'!P11))" table:style-name="ce13">
            <text:p>-</text:p>
          </table:table-cell>
          <table:table-cell office:value-type="float" office:value="3" table:formula="msoxl:=IF(SUM(H11,K11,N11,Q11)+SUM('無動力漁筏-2'!E11,'無動力漁筏-2'!H11,'無動力漁筏-2'!K11,'無動力漁筏-2'!N11,'無動力漁筏-2'!Q11)=0,&quot;-&quot;,SUM(H11,K11,N11,Q11)+SUM('無動力漁筏-2'!E11,'無動力漁筏-2'!H11,'無動力漁筏-2'!K11,'無動力漁筏-2'!N11,'無動力漁筏-2'!Q11))" table:style-name="ce13">
            <text:p>3</text:p>
          </table:table-cell>
          <table:table-cell office:value-type="string" office:string-value="-" table:formula="msoxl:=IF(SUM(G11:H11)=0,&quot;-&quot;,SUM(G11:H11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11:K11)=0,&quot;-&quot;,SUM(J11:K11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formula="msoxl:=IF(SUM(M11:N11)=0,&quot;-&quot;,SUM(M11:N11))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2" table:formula="msoxl:=IF(SUM(P11:Q11)=0,&quot;-&quot;,SUM(P11:Q11))" table:style-name="ce13">
            <text:p>2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<text:s text:c="4"/>臺中市</text:p>
          </table:table-cell>
          <table:table-cell office:value-type="string" table:style-name="ce8">
            <text:p>TAICHUNG CITY</text:p>
          </table:table-cell>
          <table:table-cell office:value-type="string" office:string-value="-" table:formula="msoxl:=IF(SUM(D12:E12)=0,&quot;-&quot;,SUM(D12:E12))" table:style-name="ce13">
            <text:p>-</text:p>
          </table:table-cell>
          <table:table-cell office:value-type="string" office:string-value="-" table:formula="msoxl:=IF(SUM(G12,J12,M12,P12)+SUM('無動力漁筏-2'!D12,'無動力漁筏-2'!G12,'無動力漁筏-2'!J12,'無動力漁筏-2'!M12,'無動力漁筏-2'!P12)=0,&quot;-&quot;,SUM(G12,J12,M12,P12)+SUM('無動力漁筏-2'!D12,'無動力漁筏-2'!G12,'無動力漁筏-2'!J12,'無動力漁筏-2'!M12,'無動力漁筏-2'!P12))" table:style-name="ce13">
            <text:p>-</text:p>
          </table:table-cell>
          <table:table-cell office:value-type="string" office:string-value="-" table:formula="msoxl:=IF(SUM(H12,K12,N12,Q12)+SUM('無動力漁筏-2'!E12,'無動力漁筏-2'!H12,'無動力漁筏-2'!K12,'無動力漁筏-2'!N12,'無動力漁筏-2'!Q12)=0,&quot;-&quot;,SUM(H12,K12,N12,Q12)+SUM('無動力漁筏-2'!E12,'無動力漁筏-2'!H12,'無動力漁筏-2'!K12,'無動力漁筏-2'!N12,'無動力漁筏-2'!Q12))" table:style-name="ce13">
            <text:p>-</text:p>
          </table:table-cell>
          <table:table-cell office:value-type="string" office:string-value="-" table:formula="msoxl:=IF(SUM(G12:H12)=0,&quot;-&quot;,SUM(G12:H12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12:K12)=0,&quot;-&quot;,SUM(J12:K12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12:N12)=0,&quot;-&quot;,SUM(M12:N12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12:Q12)=0,&quot;-&quot;,SUM(P12:Q12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<text:s text:c="4"/>臺南市</text:p>
          </table:table-cell>
          <table:table-cell office:value-type="string" table:style-name="ce8">
            <text:p>TAINAN CITY</text:p>
          </table:table-cell>
          <table:table-cell office:value-type="float" office:value="4" table:formula="msoxl:=IF(SUM(D13:E13)=0,&quot;-&quot;,SUM(D13:E13))" table:style-name="ce13">
            <text:p>4</text:p>
          </table:table-cell>
          <table:table-cell office:value-type="string" office:string-value="-" table:formula="msoxl:=IF(SUM(G13,J13,M13,P13)+SUM('無動力漁筏-2'!D13,'無動力漁筏-2'!G13,'無動力漁筏-2'!J13,'無動力漁筏-2'!M13,'無動力漁筏-2'!P13)=0,&quot;-&quot;,SUM(G13,J13,M13,P13)+SUM('無動力漁筏-2'!D13,'無動力漁筏-2'!G13,'無動力漁筏-2'!J13,'無動力漁筏-2'!M13,'無動力漁筏-2'!P13))" table:style-name="ce13">
            <text:p>-</text:p>
          </table:table-cell>
          <table:table-cell office:value-type="float" office:value="4" table:formula="msoxl:=IF(SUM(H13,K13,N13,Q13)+SUM('無動力漁筏-2'!E13,'無動力漁筏-2'!H13,'無動力漁筏-2'!K13,'無動力漁筏-2'!N13,'無動力漁筏-2'!Q13)=0,&quot;-&quot;,SUM(H13,K13,N13,Q13)+SUM('無動力漁筏-2'!E13,'無動力漁筏-2'!H13,'無動力漁筏-2'!K13,'無動力漁筏-2'!N13,'無動力漁筏-2'!Q13))" table:style-name="ce13">
            <text:p>4</text:p>
          </table:table-cell>
          <table:table-cell office:value-type="string" office:string-value="-" table:formula="msoxl:=IF(SUM(G13:H13)=0,&quot;-&quot;,SUM(G13:H13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13:K13)=0,&quot;-&quot;,SUM(J13:K13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" table:formula="msoxl:=IF(SUM(M13:N13)=0,&quot;-&quot;,SUM(M13:N13))" table:style-name="ce13">
            <text:p>4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string" office:string-value="-" table:formula="msoxl:=IF(SUM(P13:Q13)=0,&quot;-&quot;,SUM(P13:Q13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<text:s text:c="4"/>高雄市</text:p>
          </table:table-cell>
          <table:table-cell office:value-type="string" table:style-name="ce8">
            <text:p>KAOHSIUNG CITY</text:p>
          </table:table-cell>
          <table:table-cell office:value-type="float" office:value="253" table:formula="msoxl:=IF(SUM(D14:E14)=0,&quot;-&quot;,SUM(D14:E14))" table:style-name="ce13">
            <text:p>253</text:p>
          </table:table-cell>
          <table:table-cell office:value-type="float" office:value="2" table:formula="msoxl:=IF(SUM(G14,J14,M14,P14)+SUM('無動力漁筏-2'!D14,'無動力漁筏-2'!G14,'無動力漁筏-2'!J14,'無動力漁筏-2'!M14,'無動力漁筏-2'!P14)=0,&quot;-&quot;,SUM(G14,J14,M14,P14)+SUM('無動力漁筏-2'!D14,'無動力漁筏-2'!G14,'無動力漁筏-2'!J14,'無動力漁筏-2'!M14,'無動力漁筏-2'!P14))" table:style-name="ce13">
            <text:p>2</text:p>
          </table:table-cell>
          <table:table-cell office:value-type="float" office:value="251" table:formula="msoxl:=IF(SUM(H14,K14,N14,Q14)+SUM('無動力漁筏-2'!E14,'無動力漁筏-2'!H14,'無動力漁筏-2'!K14,'無動力漁筏-2'!N14,'無動力漁筏-2'!Q14)=0,&quot;-&quot;,SUM(H14,K14,N14,Q14)+SUM('無動力漁筏-2'!E14,'無動力漁筏-2'!H14,'無動力漁筏-2'!K14,'無動力漁筏-2'!N14,'無動力漁筏-2'!Q14))" table:style-name="ce13">
            <text:p>251</text:p>
          </table:table-cell>
          <table:table-cell office:value-type="string" office:string-value="-" table:formula="msoxl:=IF(SUM(G14:H14)=0,&quot;-&quot;,SUM(G14:H14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formula="msoxl:=IF(SUM(J14:K14)=0,&quot;-&quot;,SUM(J14:K14))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11" table:formula="msoxl:=IF(SUM(M14:N14)=0,&quot;-&quot;,SUM(M14:N14))" table:style-name="ce13">
            <text:p>111</text:p>
          </table:table-cell>
          <table:table-cell office:value-type="float" office:value="1" table:style-name="ce13">
            <text:p>1</text:p>
          </table:table-cell>
          <table:table-cell office:value-type="float" office:value="110" table:style-name="ce13">
            <text:p>110</text:p>
          </table:table-cell>
          <table:table-cell office:value-type="float" office:value="61" table:formula="msoxl:=IF(SUM(P14:Q14)=0,&quot;-&quot;,SUM(P14:Q14))" table:style-name="ce13">
            <text:p>61</text:p>
          </table:table-cell>
          <table:table-cell office:value-type="float" office:value="1" table:style-name="ce13">
            <text:p>1</text:p>
          </table:table-cell>
          <table:table-cell office:value-type="float" office:value="60" table:style-name="ce13">
            <text:p>60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<text:s text:c="4"/>宜蘭縣</text:p>
          </table:table-cell>
          <table:table-cell office:value-type="string" table:style-name="ce8">
            <text:p>ILAN COUNTY</text:p>
          </table:table-cell>
          <table:table-cell office:value-type="float" office:value="39" table:formula="msoxl:=IF(SUM(D15:E15)=0,&quot;-&quot;,SUM(D15:E15))" table:style-name="ce13">
            <text:p>39</text:p>
          </table:table-cell>
          <table:table-cell office:value-type="string" office:string-value="-" table:formula="msoxl:=IF(SUM(G15,J15,M15,P15)+SUM('無動力漁筏-2'!D15,'無動力漁筏-2'!G15,'無動力漁筏-2'!J15,'無動力漁筏-2'!M15,'無動力漁筏-2'!P15)=0,&quot;-&quot;,SUM(G15,J15,M15,P15)+SUM('無動力漁筏-2'!D15,'無動力漁筏-2'!G15,'無動力漁筏-2'!J15,'無動力漁筏-2'!M15,'無動力漁筏-2'!P15))" table:style-name="ce13">
            <text:p>-</text:p>
          </table:table-cell>
          <table:table-cell office:value-type="float" office:value="39" table:formula="msoxl:=IF(SUM(H15,K15,N15,Q15)+SUM('無動力漁筏-2'!E15,'無動力漁筏-2'!H15,'無動力漁筏-2'!K15,'無動力漁筏-2'!N15,'無動力漁筏-2'!Q15)=0,&quot;-&quot;,SUM(H15,K15,N15,Q15)+SUM('無動力漁筏-2'!E15,'無動力漁筏-2'!H15,'無動力漁筏-2'!K15,'無動力漁筏-2'!N15,'無動力漁筏-2'!Q15))" table:style-name="ce13">
            <text:p>39</text:p>
          </table:table-cell>
          <table:table-cell office:value-type="float" office:value="1" table:formula="msoxl:=IF(SUM(G15:H15)=0,&quot;-&quot;,SUM(G15:H15))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office:string-value="-" table:formula="msoxl:=IF(SUM(J15:K15)=0,&quot;-&quot;,SUM(J15:K15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0" table:formula="msoxl:=IF(SUM(M15:N15)=0,&quot;-&quot;,SUM(M15:N15))" table:style-name="ce13">
            <text:p>10</text:p>
          </table:table-cell>
          <table:table-cell office:value-type="string" table:style-name="ce13">
            <text:p>-</text:p>
          </table:table-cell>
          <table:table-cell office:value-type="float" office:value="10" table:style-name="ce13">
            <text:p>10</text:p>
          </table:table-cell>
          <table:table-cell office:value-type="string" office:string-value="-" table:formula="msoxl:=IF(SUM(P15:Q15)=0,&quot;-&quot;,SUM(P15:Q15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<text:s text:c="4"/>新竹縣</text:p>
          </table:table-cell>
          <table:table-cell office:value-type="string" table:style-name="ce8">
            <text:p>HSINCHU COUNTY</text:p>
          </table:table-cell>
          <table:table-cell office:value-type="float" office:value="1" table:formula="msoxl:=IF(SUM(D16:E16)=0,&quot;-&quot;,SUM(D16:E16))" table:style-name="ce13">
            <text:p>1</text:p>
          </table:table-cell>
          <table:table-cell office:value-type="string" office:string-value="-" table:formula="msoxl:=IF(SUM(G16,J16,M16,P16)+SUM('無動力漁筏-2'!D16,'無動力漁筏-2'!G16,'無動力漁筏-2'!J16,'無動力漁筏-2'!M16,'無動力漁筏-2'!P16)=0,&quot;-&quot;,SUM(G16,J16,M16,P16)+SUM('無動力漁筏-2'!D16,'無動力漁筏-2'!G16,'無動力漁筏-2'!J16,'無動力漁筏-2'!M16,'無動力漁筏-2'!P16))" table:style-name="ce13">
            <text:p>-</text:p>
          </table:table-cell>
          <table:table-cell office:value-type="float" office:value="1" table:formula="msoxl:=IF(SUM(H16,K16,N16,Q16)+SUM('無動力漁筏-2'!E16,'無動力漁筏-2'!H16,'無動力漁筏-2'!K16,'無動力漁筏-2'!N16,'無動力漁筏-2'!Q16)=0,&quot;-&quot;,SUM(H16,K16,N16,Q16)+SUM('無動力漁筏-2'!E16,'無動力漁筏-2'!H16,'無動力漁筏-2'!K16,'無動力漁筏-2'!N16,'無動力漁筏-2'!Q16))" table:style-name="ce13">
            <text:p>1</text:p>
          </table:table-cell>
          <table:table-cell office:value-type="string" office:string-value="-" table:formula="msoxl:=IF(SUM(G16:H16)=0,&quot;-&quot;,SUM(G16:H16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16:K16)=0,&quot;-&quot;,SUM(J16:K16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16:N16)=0,&quot;-&quot;,SUM(M16:N16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16:Q16)=0,&quot;-&quot;,SUM(P16:Q16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<text:s text:c="4"/>苗栗縣</text:p>
          </table:table-cell>
          <table:table-cell office:value-type="string" table:style-name="ce8">
            <text:p>MIAOLI COUNTY</text:p>
          </table:table-cell>
          <table:table-cell office:value-type="float" office:value="23" table:formula="msoxl:=IF(SUM(D17:E17)=0,&quot;-&quot;,SUM(D17:E17))" table:style-name="ce13">
            <text:p>23</text:p>
          </table:table-cell>
          <table:table-cell office:value-type="float" office:value="2" table:formula="msoxl:=IF(SUM(G17,J17,M17,P17)+SUM('無動力漁筏-2'!D17,'無動力漁筏-2'!G17,'無動力漁筏-2'!J17,'無動力漁筏-2'!M17,'無動力漁筏-2'!P17)=0,&quot;-&quot;,SUM(G17,J17,M17,P17)+SUM('無動力漁筏-2'!D17,'無動力漁筏-2'!G17,'無動力漁筏-2'!J17,'無動力漁筏-2'!M17,'無動力漁筏-2'!P17))" table:style-name="ce13">
            <text:p>2</text:p>
          </table:table-cell>
          <table:table-cell office:value-type="float" office:value="21" table:formula="msoxl:=IF(SUM(H17,K17,N17,Q17)+SUM('無動力漁筏-2'!E17,'無動力漁筏-2'!H17,'無動力漁筏-2'!K17,'無動力漁筏-2'!N17,'無動力漁筏-2'!Q17)=0,&quot;-&quot;,SUM(H17,K17,N17,Q17)+SUM('無動力漁筏-2'!E17,'無動力漁筏-2'!H17,'無動力漁筏-2'!K17,'無動力漁筏-2'!N17,'無動力漁筏-2'!Q17))" table:style-name="ce13">
            <text:p>21</text:p>
          </table:table-cell>
          <table:table-cell office:value-type="string" office:string-value="-" table:formula="msoxl:=IF(SUM(G17:H17)=0,&quot;-&quot;,SUM(G17:H17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17:K17)=0,&quot;-&quot;,SUM(J17:K17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" table:formula="msoxl:=IF(SUM(M17:N17)=0,&quot;-&quot;,SUM(M17:N17))" table:style-name="ce13">
            <text:p>7</text:p>
          </table:table-cell>
          <table:table-cell office:value-type="float" office:value="1" table:style-name="ce13">
            <text:p>1</text:p>
          </table:table-cell>
          <table:table-cell office:value-type="float" office:value="6" table:style-name="ce13">
            <text:p>6</text:p>
          </table:table-cell>
          <table:table-cell office:value-type="float" office:value="2" table:formula="msoxl:=IF(SUM(P17:Q17)=0,&quot;-&quot;,SUM(P17:Q17))" table:style-name="ce13">
            <text:p>2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<text:s text:c="4"/>彰化縣</text:p>
          </table:table-cell>
          <table:table-cell office:value-type="string" table:style-name="ce8">
            <text:p>CHANGHWA COUNTY</text:p>
          </table:table-cell>
          <table:table-cell office:value-type="float" office:value="2" table:formula="msoxl:=IF(SUM(D18:E18)=0,&quot;-&quot;,SUM(D18:E18))" table:style-name="ce13">
            <text:p>2</text:p>
          </table:table-cell>
          <table:table-cell office:value-type="string" office:string-value="-" table:formula="msoxl:=IF(SUM(G18,J18,M18,P18)+SUM('無動力漁筏-2'!D18,'無動力漁筏-2'!G18,'無動力漁筏-2'!J18,'無動力漁筏-2'!M18,'無動力漁筏-2'!P18)=0,&quot;-&quot;,SUM(G18,J18,M18,P18)+SUM('無動力漁筏-2'!D18,'無動力漁筏-2'!G18,'無動力漁筏-2'!J18,'無動力漁筏-2'!M18,'無動力漁筏-2'!P18))" table:style-name="ce13">
            <text:p>-</text:p>
          </table:table-cell>
          <table:table-cell office:value-type="float" office:value="2" table:formula="msoxl:=IF(SUM(H18,K18,N18,Q18)+SUM('無動力漁筏-2'!E18,'無動力漁筏-2'!H18,'無動力漁筏-2'!K18,'無動力漁筏-2'!N18,'無動力漁筏-2'!Q18)=0,&quot;-&quot;,SUM(H18,K18,N18,Q18)+SUM('無動力漁筏-2'!E18,'無動力漁筏-2'!H18,'無動力漁筏-2'!K18,'無動力漁筏-2'!N18,'無動力漁筏-2'!Q18))" table:style-name="ce13">
            <text:p>2</text:p>
          </table:table-cell>
          <table:table-cell office:value-type="string" office:string-value="-" table:formula="msoxl:=IF(SUM(G18:H18)=0,&quot;-&quot;,SUM(G18:H18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18:K18)=0,&quot;-&quot;,SUM(J18:K18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formula="msoxl:=IF(SUM(M18:N18)=0,&quot;-&quot;,SUM(M18:N18))" table:style-name="ce13">
            <text:p>2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string" office:string-value="-" table:formula="msoxl:=IF(SUM(P18:Q18)=0,&quot;-&quot;,SUM(P18:Q18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<text:s text:c="4"/>南投縣</text:p>
          </table:table-cell>
          <table:table-cell office:value-type="string" table:style-name="ce8">
            <text:p>NANTOU COUNTY</text:p>
          </table:table-cell>
          <table:table-cell office:value-type="string" office:string-value="-" table:formula="msoxl:=IF(SUM(D19:E19)=0,&quot;-&quot;,SUM(D19:E19))" table:style-name="ce13">
            <text:p>-</text:p>
          </table:table-cell>
          <table:table-cell office:value-type="string" office:string-value="-" table:formula="msoxl:=IF(SUM(G19,J19,M19,P19)+SUM('無動力漁筏-2'!D19,'無動力漁筏-2'!G19,'無動力漁筏-2'!J19,'無動力漁筏-2'!M19,'無動力漁筏-2'!P19)=0,&quot;-&quot;,SUM(G19,J19,M19,P19)+SUM('無動力漁筏-2'!D19,'無動力漁筏-2'!G19,'無動力漁筏-2'!J19,'無動力漁筏-2'!M19,'無動力漁筏-2'!P19))" table:style-name="ce13">
            <text:p>-</text:p>
          </table:table-cell>
          <table:table-cell office:value-type="string" office:string-value="-" table:formula="msoxl:=IF(SUM(H19,K19,N19,Q19)+SUM('無動力漁筏-2'!E19,'無動力漁筏-2'!H19,'無動力漁筏-2'!K19,'無動力漁筏-2'!N19,'無動力漁筏-2'!Q19)=0,&quot;-&quot;,SUM(H19,K19,N19,Q19)+SUM('無動力漁筏-2'!E19,'無動力漁筏-2'!H19,'無動力漁筏-2'!K19,'無動力漁筏-2'!N19,'無動力漁筏-2'!Q19))" table:style-name="ce13">
            <text:p>-</text:p>
          </table:table-cell>
          <table:table-cell office:value-type="string" office:string-value="-" table:formula="msoxl:=IF(SUM(G19:H19)=0,&quot;-&quot;,SUM(G19:H19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19:K19)=0,&quot;-&quot;,SUM(J19:K19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19:N19)=0,&quot;-&quot;,SUM(M19:N19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19:Q19)=0,&quot;-&quot;,SUM(P19:Q19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<text:s text:c="4"/>雲林縣</text:p>
          </table:table-cell>
          <table:table-cell office:value-type="string" table:style-name="ce8">
            <text:p>YUNLIN COUNTY</text:p>
          </table:table-cell>
          <table:table-cell office:value-type="float" office:value="5" table:formula="msoxl:=IF(SUM(D20:E20)=0,&quot;-&quot;,SUM(D20:E20))" table:style-name="ce13">
            <text:p>5</text:p>
          </table:table-cell>
          <table:table-cell office:value-type="string" office:string-value="-" table:formula="msoxl:=IF(SUM(G20,J20,M20,P20)+SUM('無動力漁筏-2'!D20,'無動力漁筏-2'!G20,'無動力漁筏-2'!J20,'無動力漁筏-2'!M20,'無動力漁筏-2'!P20)=0,&quot;-&quot;,SUM(G20,J20,M20,P20)+SUM('無動力漁筏-2'!D20,'無動力漁筏-2'!G20,'無動力漁筏-2'!J20,'無動力漁筏-2'!M20,'無動力漁筏-2'!P20))" table:style-name="ce13">
            <text:p>-</text:p>
          </table:table-cell>
          <table:table-cell office:value-type="float" office:value="5" table:formula="msoxl:=IF(SUM(H20,K20,N20,Q20)+SUM('無動力漁筏-2'!E20,'無動力漁筏-2'!H20,'無動力漁筏-2'!K20,'無動力漁筏-2'!N20,'無動力漁筏-2'!Q20)=0,&quot;-&quot;,SUM(H20,K20,N20,Q20)+SUM('無動力漁筏-2'!E20,'無動力漁筏-2'!H20,'無動力漁筏-2'!K20,'無動力漁筏-2'!N20,'無動力漁筏-2'!Q20))" table:style-name="ce13">
            <text:p>5</text:p>
          </table:table-cell>
          <table:table-cell office:value-type="string" office:string-value="-" table:formula="msoxl:=IF(SUM(G20:H20)=0,&quot;-&quot;,SUM(G20:H20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20:K20)=0,&quot;-&quot;,SUM(J20:K20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" table:formula="msoxl:=IF(SUM(M20:N20)=0,&quot;-&quot;,SUM(M20:N20))" table:style-name="ce13">
            <text:p>2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string" office:string-value="-" table:formula="msoxl:=IF(SUM(P20:Q20)=0,&quot;-&quot;,SUM(P20:Q20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<text:s text:c="4"/>嘉義縣</text:p>
          </table:table-cell>
          <table:table-cell office:value-type="string" table:style-name="ce8">
            <text:p>CHIAYI COUNTY</text:p>
          </table:table-cell>
          <table:table-cell office:value-type="float" office:value="1" table:formula="msoxl:=IF(SUM(D21:E21)=0,&quot;-&quot;,SUM(D21:E21))" table:style-name="ce13">
            <text:p>1</text:p>
          </table:table-cell>
          <table:table-cell office:value-type="string" office:string-value="-" table:formula="msoxl:=IF(SUM(G21,J21,M21,P21)+SUM('無動力漁筏-2'!D21,'無動力漁筏-2'!G21,'無動力漁筏-2'!J21,'無動力漁筏-2'!M21,'無動力漁筏-2'!P21)=0,&quot;-&quot;,SUM(G21,J21,M21,P21)+SUM('無動力漁筏-2'!D21,'無動力漁筏-2'!G21,'無動力漁筏-2'!J21,'無動力漁筏-2'!M21,'無動力漁筏-2'!P21))" table:style-name="ce13">
            <text:p>-</text:p>
          </table:table-cell>
          <table:table-cell office:value-type="float" office:value="1" table:formula="msoxl:=IF(SUM(H21,K21,N21,Q21)+SUM('無動力漁筏-2'!E21,'無動力漁筏-2'!H21,'無動力漁筏-2'!K21,'無動力漁筏-2'!N21,'無動力漁筏-2'!Q21)=0,&quot;-&quot;,SUM(H21,K21,N21,Q21)+SUM('無動力漁筏-2'!E21,'無動力漁筏-2'!H21,'無動力漁筏-2'!K21,'無動力漁筏-2'!N21,'無動力漁筏-2'!Q21))" table:style-name="ce13">
            <text:p>1</text:p>
          </table:table-cell>
          <table:table-cell office:value-type="string" office:string-value="-" table:formula="msoxl:=IF(SUM(G21:H21)=0,&quot;-&quot;,SUM(G21:H21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21:K21)=0,&quot;-&quot;,SUM(J21:K21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formula="msoxl:=IF(SUM(M21:N21)=0,&quot;-&quot;,SUM(M21:N21))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office:string-value="-" table:formula="msoxl:=IF(SUM(P21:Q21)=0,&quot;-&quot;,SUM(P21:Q21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<text:s text:c="4"/>屏東縣</text:p>
          </table:table-cell>
          <table:table-cell office:value-type="string" table:style-name="ce8">
            <text:p>PINGTUNG COUNTY</text:p>
          </table:table-cell>
          <table:table-cell office:value-type="float" office:value="5" table:formula="msoxl:=IF(SUM(D22:E22)=0,&quot;-&quot;,SUM(D22:E22))" table:style-name="ce13">
            <text:p>5</text:p>
          </table:table-cell>
          <table:table-cell office:value-type="string" office:string-value="-" table:formula="msoxl:=IF(SUM(G22,J22,M22,P22)+SUM('無動力漁筏-2'!D22,'無動力漁筏-2'!G22,'無動力漁筏-2'!J22,'無動力漁筏-2'!M22,'無動力漁筏-2'!P22)=0,&quot;-&quot;,SUM(G22,J22,M22,P22)+SUM('無動力漁筏-2'!D22,'無動力漁筏-2'!G22,'無動力漁筏-2'!J22,'無動力漁筏-2'!M22,'無動力漁筏-2'!P22))" table:style-name="ce13">
            <text:p>-</text:p>
          </table:table-cell>
          <table:table-cell office:value-type="float" office:value="5" table:formula="msoxl:=IF(SUM(H22,K22,N22,Q22)+SUM('無動力漁筏-2'!E22,'無動力漁筏-2'!H22,'無動力漁筏-2'!K22,'無動力漁筏-2'!N22,'無動力漁筏-2'!Q22)=0,&quot;-&quot;,SUM(H22,K22,N22,Q22)+SUM('無動力漁筏-2'!E22,'無動力漁筏-2'!H22,'無動力漁筏-2'!K22,'無動力漁筏-2'!N22,'無動力漁筏-2'!Q22))" table:style-name="ce13">
            <text:p>5</text:p>
          </table:table-cell>
          <table:table-cell office:value-type="string" office:string-value="-" table:formula="msoxl:=IF(SUM(G22:H22)=0,&quot;-&quot;,SUM(G22:H22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22:K22)=0,&quot;-&quot;,SUM(J22:K22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" table:formula="msoxl:=IF(SUM(M22:N22)=0,&quot;-&quot;,SUM(M22:N22))" table:style-name="ce13">
            <text:p>5</text:p>
          </table:table-cell>
          <table:table-cell office:value-type="string" table:style-name="ce13">
            <text:p>-</text:p>
          </table:table-cell>
          <table:table-cell office:value-type="float" office:value="5" table:style-name="ce13">
            <text:p>5</text:p>
          </table:table-cell>
          <table:table-cell office:value-type="string" office:string-value="-" table:formula="msoxl:=IF(SUM(P22:Q22)=0,&quot;-&quot;,SUM(P22:Q22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<text:s text:c="4"/>臺東縣</text:p>
          </table:table-cell>
          <table:table-cell office:value-type="string" table:style-name="ce8">
            <text:p>TAITUNG COUNTY</text:p>
          </table:table-cell>
          <table:table-cell office:value-type="float" office:value="20" table:formula="msoxl:=IF(SUM(D23:E23)=0,&quot;-&quot;,SUM(D23:E23))" table:style-name="ce13">
            <text:p>20</text:p>
          </table:table-cell>
          <table:table-cell office:value-type="string" office:string-value="-" table:formula="msoxl:=IF(SUM(G23,J23,M23,P23)+SUM('無動力漁筏-2'!D23,'無動力漁筏-2'!G23,'無動力漁筏-2'!J23,'無動力漁筏-2'!M23,'無動力漁筏-2'!P23)=0,&quot;-&quot;,SUM(G23,J23,M23,P23)+SUM('無動力漁筏-2'!D23,'無動力漁筏-2'!G23,'無動力漁筏-2'!J23,'無動力漁筏-2'!M23,'無動力漁筏-2'!P23))" table:style-name="ce13">
            <text:p>-</text:p>
          </table:table-cell>
          <table:table-cell office:value-type="float" office:value="20" table:formula="msoxl:=IF(SUM(H23,K23,N23,Q23)+SUM('無動力漁筏-2'!E23,'無動力漁筏-2'!H23,'無動力漁筏-2'!K23,'無動力漁筏-2'!N23,'無動力漁筏-2'!Q23)=0,&quot;-&quot;,SUM(H23,K23,N23,Q23)+SUM('無動力漁筏-2'!E23,'無動力漁筏-2'!H23,'無動力漁筏-2'!K23,'無動力漁筏-2'!N23,'無動力漁筏-2'!Q23))" table:style-name="ce13">
            <text:p>20</text:p>
          </table:table-cell>
          <table:table-cell office:value-type="string" office:string-value="-" table:formula="msoxl:=IF(SUM(G23:H23)=0,&quot;-&quot;,SUM(G23:H23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23:K23)=0,&quot;-&quot;,SUM(J23:K23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9" table:formula="msoxl:=IF(SUM(M23:N23)=0,&quot;-&quot;,SUM(M23:N23))" table:style-name="ce13">
            <text:p>19</text:p>
          </table:table-cell>
          <table:table-cell office:value-type="string" table:style-name="ce13">
            <text:p>-</text:p>
          </table:table-cell>
          <table:table-cell office:value-type="float" office:value="19" table:style-name="ce13">
            <text:p>19</text:p>
          </table:table-cell>
          <table:table-cell office:value-type="string" office:string-value="-" table:formula="msoxl:=IF(SUM(P23:Q23)=0,&quot;-&quot;,SUM(P23:Q23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<text:s text:c="4"/>花蓮縣</text:p>
          </table:table-cell>
          <table:table-cell office:value-type="string" table:style-name="ce8">
            <text:p>HWALIEN COUNTY</text:p>
          </table:table-cell>
          <table:table-cell office:value-type="string" office:string-value="-" table:formula="msoxl:=IF(SUM(D24:E24)=0,&quot;-&quot;,SUM(D24:E24))" table:style-name="ce13">
            <text:p>-</text:p>
          </table:table-cell>
          <table:table-cell office:value-type="string" office:string-value="-" table:formula="msoxl:=IF(SUM(G24,J24,M24,P24)+SUM('無動力漁筏-2'!D24,'無動力漁筏-2'!G24,'無動力漁筏-2'!J24,'無動力漁筏-2'!M24,'無動力漁筏-2'!P24)=0,&quot;-&quot;,SUM(G24,J24,M24,P24)+SUM('無動力漁筏-2'!D24,'無動力漁筏-2'!G24,'無動力漁筏-2'!J24,'無動力漁筏-2'!M24,'無動力漁筏-2'!P24))" table:style-name="ce13">
            <text:p>-</text:p>
          </table:table-cell>
          <table:table-cell office:value-type="string" office:string-value="-" table:formula="msoxl:=IF(SUM(H24,K24,N24,Q24)+SUM('無動力漁筏-2'!E24,'無動力漁筏-2'!H24,'無動力漁筏-2'!K24,'無動力漁筏-2'!N24,'無動力漁筏-2'!Q24)=0,&quot;-&quot;,SUM(H24,K24,N24,Q24)+SUM('無動力漁筏-2'!E24,'無動力漁筏-2'!H24,'無動力漁筏-2'!K24,'無動力漁筏-2'!N24,'無動力漁筏-2'!Q24))" table:style-name="ce13">
            <text:p>-</text:p>
          </table:table-cell>
          <table:table-cell office:value-type="string" office:string-value="-" table:formula="msoxl:=IF(SUM(G24:H24)=0,&quot;-&quot;,SUM(G24:H24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24:K24)=0,&quot;-&quot;,SUM(J24:K24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24:N24)=0,&quot;-&quot;,SUM(M24:N24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24:Q24)=0,&quot;-&quot;,SUM(P24:Q24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<text:s text:c="4"/>澎湖縣</text:p>
          </table:table-cell>
          <table:table-cell office:value-type="string" table:style-name="ce8">
            <text:p>PENGHU COUNTY</text:p>
          </table:table-cell>
          <table:table-cell office:value-type="string" office:string-value="-" table:formula="msoxl:=IF(SUM(D25:E25)=0,&quot;-&quot;,SUM(D25:E25))" table:style-name="ce13">
            <text:p>-</text:p>
          </table:table-cell>
          <table:table-cell office:value-type="string" office:string-value="-" table:formula="msoxl:=IF(SUM(G25,J25,M25,P25)+SUM('無動力漁筏-2'!D25,'無動力漁筏-2'!G25,'無動力漁筏-2'!J25,'無動力漁筏-2'!M25,'無動力漁筏-2'!P25)=0,&quot;-&quot;,SUM(G25,J25,M25,P25)+SUM('無動力漁筏-2'!D25,'無動力漁筏-2'!G25,'無動力漁筏-2'!J25,'無動力漁筏-2'!M25,'無動力漁筏-2'!P25))" table:style-name="ce13">
            <text:p>-</text:p>
          </table:table-cell>
          <table:table-cell office:value-type="string" office:string-value="-" table:formula="msoxl:=IF(SUM(H25,K25,N25,Q25)+SUM('無動力漁筏-2'!E25,'無動力漁筏-2'!H25,'無動力漁筏-2'!K25,'無動力漁筏-2'!N25,'無動力漁筏-2'!Q25)=0,&quot;-&quot;,SUM(H25,K25,N25,Q25)+SUM('無動力漁筏-2'!E25,'無動力漁筏-2'!H25,'無動力漁筏-2'!K25,'無動力漁筏-2'!N25,'無動力漁筏-2'!Q25))" table:style-name="ce13">
            <text:p>-</text:p>
          </table:table-cell>
          <table:table-cell office:value-type="string" office:string-value="-" table:formula="msoxl:=IF(SUM(G25:H25)=0,&quot;-&quot;,SUM(G25:H25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25:K25)=0,&quot;-&quot;,SUM(J25:K25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25:N25)=0,&quot;-&quot;,SUM(M25:N25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25:Q25)=0,&quot;-&quot;,SUM(P25:Q25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<text:s text:c="4"/>基隆市</text:p>
          </table:table-cell>
          <table:table-cell office:value-type="string" table:style-name="ce8">
            <text:p>KEELUNG CITY</text:p>
          </table:table-cell>
          <table:table-cell office:value-type="string" office:string-value="-" table:formula="msoxl:=IF(SUM(D26:E26)=0,&quot;-&quot;,SUM(D26:E26))" table:style-name="ce13">
            <text:p>-</text:p>
          </table:table-cell>
          <table:table-cell office:value-type="string" office:string-value="-" table:formula="msoxl:=IF(SUM(G26,J26,M26,P26)+SUM('無動力漁筏-2'!D26,'無動力漁筏-2'!G26,'無動力漁筏-2'!J26,'無動力漁筏-2'!M26,'無動力漁筏-2'!P26)=0,&quot;-&quot;,SUM(G26,J26,M26,P26)+SUM('無動力漁筏-2'!D26,'無動力漁筏-2'!G26,'無動力漁筏-2'!J26,'無動力漁筏-2'!M26,'無動力漁筏-2'!P26))" table:style-name="ce13">
            <text:p>-</text:p>
          </table:table-cell>
          <table:table-cell office:value-type="string" office:string-value="-" table:formula="msoxl:=IF(SUM(H26,K26,N26,Q26)+SUM('無動力漁筏-2'!E26,'無動力漁筏-2'!H26,'無動力漁筏-2'!K26,'無動力漁筏-2'!N26,'無動力漁筏-2'!Q26)=0,&quot;-&quot;,SUM(H26,K26,N26,Q26)+SUM('無動力漁筏-2'!E26,'無動力漁筏-2'!H26,'無動力漁筏-2'!K26,'無動力漁筏-2'!N26,'無動力漁筏-2'!Q26))" table:style-name="ce13">
            <text:p>-</text:p>
          </table:table-cell>
          <table:table-cell office:value-type="string" office:string-value="-" table:formula="msoxl:=IF(SUM(G26:H26)=0,&quot;-&quot;,SUM(G26:H26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26:K26)=0,&quot;-&quot;,SUM(J26:K26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26:N26)=0,&quot;-&quot;,SUM(M26:N26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26:Q26)=0,&quot;-&quot;,SUM(P26:Q26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<text:s text:c="4"/>新竹市</text:p>
          </table:table-cell>
          <table:table-cell office:value-type="string" table:style-name="ce8">
            <text:p>HSINCHU CITY</text:p>
          </table:table-cell>
          <table:table-cell office:value-type="float" office:value="5" table:formula="msoxl:=IF(SUM(D27:E27)=0,&quot;-&quot;,SUM(D27:E27))" table:style-name="ce13">
            <text:p>5</text:p>
          </table:table-cell>
          <table:table-cell office:value-type="string" office:string-value="-" table:formula="msoxl:=IF(SUM(G27,J27,M27,P27)+SUM('無動力漁筏-2'!D27,'無動力漁筏-2'!G27,'無動力漁筏-2'!J27,'無動力漁筏-2'!M27,'無動力漁筏-2'!P27)=0,&quot;-&quot;,SUM(G27,J27,M27,P27)+SUM('無動力漁筏-2'!D27,'無動力漁筏-2'!G27,'無動力漁筏-2'!J27,'無動力漁筏-2'!M27,'無動力漁筏-2'!P27))" table:style-name="ce13">
            <text:p>-</text:p>
          </table:table-cell>
          <table:table-cell office:value-type="float" office:value="5" table:formula="msoxl:=IF(SUM(H27,K27,N27,Q27)+SUM('無動力漁筏-2'!E27,'無動力漁筏-2'!H27,'無動力漁筏-2'!K27,'無動力漁筏-2'!N27,'無動力漁筏-2'!Q27)=0,&quot;-&quot;,SUM(H27,K27,N27,Q27)+SUM('無動力漁筏-2'!E27,'無動力漁筏-2'!H27,'無動力漁筏-2'!K27,'無動力漁筏-2'!N27,'無動力漁筏-2'!Q27))" table:style-name="ce13">
            <text:p>5</text:p>
          </table:table-cell>
          <table:table-cell office:value-type="string" office:string-value="-" table:formula="msoxl:=IF(SUM(G27:H27)=0,&quot;-&quot;,SUM(G27:H27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27:K27)=0,&quot;-&quot;,SUM(J27:K27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" table:formula="msoxl:=IF(SUM(M27:N27)=0,&quot;-&quot;,SUM(M27:N27))" table:style-name="ce13">
            <text:p>4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string" office:string-value="-" table:formula="msoxl:=IF(SUM(P27:Q27)=0,&quot;-&quot;,SUM(P27:Q27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<text:s text:c="4"/>嘉義市</text:p>
          </table:table-cell>
          <table:table-cell office:value-type="string" table:style-name="ce8">
            <text:p>CHIAYI CITY</text:p>
          </table:table-cell>
          <table:table-cell office:value-type="string" office:string-value="-" table:formula="msoxl:=IF(SUM(D28:E28)=0,&quot;-&quot;,SUM(D28:E28))" table:style-name="ce13">
            <text:p>-</text:p>
          </table:table-cell>
          <table:table-cell office:value-type="string" office:string-value="-" table:formula="msoxl:=IF(SUM(G28,J28,M28,P28)+SUM('無動力漁筏-2'!D28,'無動力漁筏-2'!G28,'無動力漁筏-2'!J28,'無動力漁筏-2'!M28,'無動力漁筏-2'!P28)=0,&quot;-&quot;,SUM(G28,J28,M28,P28)+SUM('無動力漁筏-2'!D28,'無動力漁筏-2'!G28,'無動力漁筏-2'!J28,'無動力漁筏-2'!M28,'無動力漁筏-2'!P28))" table:style-name="ce13">
            <text:p>-</text:p>
          </table:table-cell>
          <table:table-cell office:value-type="string" office:string-value="-" table:formula="msoxl:=IF(SUM(H28,K28,N28,Q28)+SUM('無動力漁筏-2'!E28,'無動力漁筏-2'!H28,'無動力漁筏-2'!K28,'無動力漁筏-2'!N28,'無動力漁筏-2'!Q28)=0,&quot;-&quot;,SUM(H28,K28,N28,Q28)+SUM('無動力漁筏-2'!E28,'無動力漁筏-2'!H28,'無動力漁筏-2'!K28,'無動力漁筏-2'!N28,'無動力漁筏-2'!Q28))" table:style-name="ce13">
            <text:p>-</text:p>
          </table:table-cell>
          <table:table-cell office:value-type="string" office:string-value="-" table:formula="msoxl:=IF(SUM(G28:H28)=0,&quot;-&quot;,SUM(G28:H28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28:K28)=0,&quot;-&quot;,SUM(J28:K28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28:N28)=0,&quot;-&quot;,SUM(M28:N28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28:Q28)=0,&quot;-&quot;,SUM(P28:Q28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金馬地區</text:p>
          </table:table-cell>
          <table:table-cell office:value-type="string" table:style-name="ce8">
            <text:p>KINMA AREA</text:p>
          </table:table-cell>
          <table:table-cell office:value-type="string" office:string-value="-" table:formula="msoxl:=IF( SUM(C30:C31)=0, &quot;-&quot;, SUM(C30:C31))" table:style-name="ce13">
            <text:p>-</text:p>
          </table:table-cell>
          <table:table-cell office:value-type="string" office:string-value="-" table:formula="msoxl:=IF(SUM(G29,J29,M29,P29)+SUM('無動力漁筏-2'!D29,'無動力漁筏-2'!G29,'無動力漁筏-2'!J29,'無動力漁筏-2'!M29,'無動力漁筏-2'!P29)=0,&quot;-&quot;,SUM(G29,J29,M29,P29)+SUM('無動力漁筏-2'!D29,'無動力漁筏-2'!G29,'無動力漁筏-2'!J29,'無動力漁筏-2'!M29,'無動力漁筏-2'!P29))" table:style-name="ce13">
            <text:p>-</text:p>
          </table:table-cell>
          <table:table-cell office:value-type="string" office:string-value="-" table:formula="msoxl:=IF(SUM(H29,K29,N29,Q29)+SUM('無動力漁筏-2'!E29,'無動力漁筏-2'!H29,'無動力漁筏-2'!K29,'無動力漁筏-2'!N29,'無動力漁筏-2'!Q29)=0,&quot;-&quot;,SUM(H29,K29,N29,Q29)+SUM('無動力漁筏-2'!E29,'無動力漁筏-2'!H29,'無動力漁筏-2'!K29,'無動力漁筏-2'!N29,'無動力漁筏-2'!Q29))" table:style-name="ce13">
            <text:p>-</text:p>
          </table:table-cell>
          <table:table-cell office:value-type="string" office:string-value="-" table:formula="msoxl:=IF( SUM(F30:F31)=0, &quot;-&quot;, SUM(F30:F31))" table:style-name="ce13">
            <text:p>-</text:p>
          </table:table-cell>
          <table:table-cell office:value-type="string" office:string-value="-" table:formula="msoxl:=IF( SUM(G30:G31)=0, &quot;-&quot;, SUM(G30:G31))" table:style-name="ce13">
            <text:p>-</text:p>
          </table:table-cell>
          <table:table-cell office:value-type="string" office:string-value="-" table:formula="msoxl:=IF( SUM(H30:H31)=0, &quot;-&quot;, SUM(H30:H31))" table:style-name="ce13">
            <text:p>-</text:p>
          </table:table-cell>
          <table:table-cell office:value-type="string" office:string-value="-" table:formula="msoxl:=IF( SUM(I30:I31)=0, &quot;-&quot;, SUM(I30:I31))" table:style-name="ce13">
            <text:p>-</text:p>
          </table:table-cell>
          <table:table-cell office:value-type="string" office:string-value="-" table:formula="msoxl:=IF( SUM(J30:J31)=0, &quot;-&quot;, SUM(J30:J31))" table:style-name="ce13">
            <text:p>-</text:p>
          </table:table-cell>
          <table:table-cell office:value-type="string" office:string-value="-" table:formula="msoxl:=IF( SUM(K30:K31)=0, &quot;-&quot;, SUM(K30:K31))" table:style-name="ce13">
            <text:p>-</text:p>
          </table:table-cell>
          <table:table-cell office:value-type="string" office:string-value="-" table:formula="msoxl:=IF( SUM(L30:L31)=0, &quot;-&quot;, SUM(L30:L31))" table:style-name="ce13">
            <text:p>-</text:p>
          </table:table-cell>
          <table:table-cell office:value-type="string" office:string-value="-" table:formula="msoxl:=IF( SUM(M30:M31)=0, &quot;-&quot;, SUM(M30:M31))" table:style-name="ce13">
            <text:p>-</text:p>
          </table:table-cell>
          <table:table-cell office:value-type="string" office:string-value="-" table:formula="msoxl:=IF( SUM(N30:N31)=0, &quot;-&quot;, SUM(N30:N31))" table:style-name="ce13">
            <text:p>-</text:p>
          </table:table-cell>
          <table:table-cell office:value-type="string" office:string-value="-" table:formula="msoxl:=IF( SUM(O30:O31)=0, &quot;-&quot;, SUM(O30:O31))" table:style-name="ce13">
            <text:p>-</text:p>
          </table:table-cell>
          <table:table-cell office:value-type="string" office:string-value="-" table:formula="msoxl:=IF( SUM(P30:P31)=0, &quot;-&quot;, SUM(P30:P31))" table:style-name="ce13">
            <text:p>-</text:p>
          </table:table-cell>
          <table:table-cell office:value-type="string" office:string-value="-" table:formula="msoxl:=IF( SUM(Q30:Q31)=0, &quot;-&quot;, SUM(Q30:Q31))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20">
            <text:p><text:s text:c="4"/>金門縣</text:p>
          </table:table-cell>
          <table:table-cell office:value-type="string" table:style-name="ce8">
            <text:p>KINMEN COUNTY</text:p>
          </table:table-cell>
          <table:table-cell office:value-type="string" office:string-value="-" table:formula="msoxl:=IF(SUM(D30:E30)=0,&quot;-&quot;,SUM(D30:E30))" table:style-name="ce13">
            <text:p>-</text:p>
          </table:table-cell>
          <table:table-cell office:value-type="string" office:string-value="-" table:formula="msoxl:=IF(SUM(G30,J30,M30,P30)+SUM('無動力漁筏-2'!D30,'無動力漁筏-2'!G30,'無動力漁筏-2'!J30,'無動力漁筏-2'!M30,'無動力漁筏-2'!P30)=0,&quot;-&quot;,SUM(G30,J30,M30,P30)+SUM('無動力漁筏-2'!D30,'無動力漁筏-2'!G30,'無動力漁筏-2'!J30,'無動力漁筏-2'!M30,'無動力漁筏-2'!P30))" table:style-name="ce13">
            <text:p>-</text:p>
          </table:table-cell>
          <table:table-cell office:value-type="string" office:string-value="-" table:formula="msoxl:=IF(SUM(H30,K30,N30,Q30)+SUM('無動力漁筏-2'!E30,'無動力漁筏-2'!H30,'無動力漁筏-2'!K30,'無動力漁筏-2'!N30,'無動力漁筏-2'!Q30)=0,&quot;-&quot;,SUM(H30,K30,N30,Q30)+SUM('無動力漁筏-2'!E30,'無動力漁筏-2'!H30,'無動力漁筏-2'!K30,'無動力漁筏-2'!N30,'無動力漁筏-2'!Q30))" table:style-name="ce13">
            <text:p>-</text:p>
          </table:table-cell>
          <table:table-cell office:value-type="string" office:string-value="-" table:formula="msoxl:=IF(SUM(G30:H30)=0,&quot;-&quot;,SUM(G30:H30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30:K30)=0,&quot;-&quot;,SUM(J30:K30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30:N30)=0,&quot;-&quot;,SUM(M30:N30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30:Q30)=0,&quot;-&quot;,SUM(P30:Q30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21">
            <text:p><text:s text:c="4"/>連江縣</text:p>
          </table:table-cell>
          <table:table-cell office:value-type="string" table:style-name="ce9">
            <text:p>LIANJIANG COUNTY</text:p>
          </table:table-cell>
          <table:table-cell office:value-type="string" office:string-value="-" table:formula="msoxl:=IF(SUM(D31:E31)=0,&quot;-&quot;,SUM(D31:E31))" table:style-name="ce15">
            <text:p>-</text:p>
          </table:table-cell>
          <table:table-cell office:value-type="string" office:string-value="-" table:formula="msoxl:=IF(SUM(G31,J31,M31,P31)+SUM('無動力漁筏-2'!D31,'無動力漁筏-2'!G31,'無動力漁筏-2'!J31,'無動力漁筏-2'!M31,'無動力漁筏-2'!P31)=0,&quot;-&quot;,SUM(G31,J31,M31,P31)+SUM('無動力漁筏-2'!D31,'無動力漁筏-2'!G31,'無動力漁筏-2'!J31,'無動力漁筏-2'!M31,'無動力漁筏-2'!P31))" table:style-name="ce15">
            <text:p>-</text:p>
          </table:table-cell>
          <table:table-cell office:value-type="string" office:string-value="-" table:formula="msoxl:=IF(SUM(H31,K31,N31,Q31)+SUM('無動力漁筏-2'!E31,'無動力漁筏-2'!H31,'無動力漁筏-2'!K31,'無動力漁筏-2'!N31,'無動力漁筏-2'!Q31)=0,&quot;-&quot;,SUM(H31,K31,N31,Q31)+SUM('無動力漁筏-2'!E31,'無動力漁筏-2'!H31,'無動力漁筏-2'!K31,'無動力漁筏-2'!N31,'無動力漁筏-2'!Q31))" table:style-name="ce15">
            <text:p>-</text:p>
          </table:table-cell>
          <table:table-cell office:value-type="string" office:string-value="-" table:formula="msoxl:=IF(SUM(G31:H31)=0,&quot;-&quot;,SUM(G31:H31))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office:string-value="-" table:formula="msoxl:=IF(SUM(J31:K31)=0,&quot;-&quot;,SUM(J31:K31))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office:string-value="-" table:formula="msoxl:=IF(SUM(M31:N31)=0,&quot;-&quot;,SUM(M31:N31))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office:string-value="-" table:formula="msoxl:=IF(SUM(P31:Q31)=0,&quot;-&quot;,SUM(P31:Q31))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table:number-columns-repeated="16367"/>
        </table:table-row>
        <table:table-row table:number-rows-repeated="1048545" table:style-name="ro3">
          <table:table-cell table:number-columns-repeated="16384"/>
        </table:table-row>
      </table:table>
      <table:table table:name="無動力漁筏-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7" table:default-cell-style-name="ce1"/>
        <table:table-column table:style-name="co4" table:number-columns-repeated="16365" table:default-cell-style-name="ce1"/>
        <table:table-row table:style-name="ro4">
          <table:table-cell office:value-type="string" table:number-columns-spanned="2" table:number-rows-spanned="1" table:style-name="ce31">
            <text:p>4‧漁船數量</text:p>
          </table:table-cell>
          <table:covered-table-cell/>
          <table:table-cell table:number-columns-repeated="6" table:style-name="ce4"/>
          <table:table-cell table:number-columns-spanned="3" table:number-rows-spanned="1" table:style-name="ce32"/>
          <table:covered-table-cell table:number-columns-repeated="2"/>
          <table:table-cell table:style-name="ce4"/>
          <table:table-cell office:value-type="string" table:style-name="ce3">
            <text:p>4‧FISHING CRAFTS</text:p>
          </table:table-cell>
          <table:table-cell table:number-columns-repeated="4" table:style-name="ce4"/>
          <table:table-cell table:number-columns-repeated="16367"/>
        </table:table-row>
        <table:table-row table:style-name="ro2">
          <table:table-cell table:style-name="ce16"/>
          <table:table-cell office:value-type="string" table:number-columns-spanned="3" table:number-rows-spanned="1" table:style-name="ce33">
            <text:p>(4) 無動力漁筏(續完)</text:p>
          </table:table-cell>
          <table:covered-table-cell table:number-columns-repeated="2"/>
          <table:table-cell office:value-type="string" table:number-columns-spanned="2" table:number-rows-spanned="1" table:style-name="ce33">
            <text:p>單位：艘</text:p>
          </table:table-cell>
          <table:covered-table-cell/>
          <table:table-cell table:number-columns-repeated="3" table:style-name="ce16"/>
          <table:table-cell office:value-type="string" table:number-columns-spanned="4" table:number-rows-spanned="1" table:style-name="ce33">
            <text:p>(4) Non-Powered Rafts(End)</text:p>
          </table:table-cell>
          <table:covered-table-cell table:number-columns-repeated="3"/>
          <table:table-cell table:number-columns-repeated="2" table:style-name="ce16"/>
          <table:table-cell office:value-type="string" table:number-columns-spanned="2" table:number-rows-spanned="1" table:style-name="ce33">
            <text:p>Unit：Boats</text:p>
          </table:table-cell>
          <table:covered-table-cell/>
          <table:table-cell table:number-columns-repeated="16367"/>
        </table:table-row>
        <table:table-row table:style-name="ro2">
          <table:table-cell table:style-name="ce40"/>
          <table:table-cell table:style-name="ce41"/>
          <table:table-cell office:value-type="string" table:number-columns-spanned="3" table:number-rows-spanned="1" table:style-name="ce47">
            <text:p>延繩釣</text:p>
          </table:table-cell>
          <table:covered-table-cell table:number-columns-repeated="2"/>
          <table:table-cell office:value-type="string" table:number-columns-spanned="3" table:number-rows-spanned="1" table:style-name="ce30">
            <text:p>其他</text:p>
          </table:table-cell>
          <table:covered-table-cell table:number-columns-repeated="2"/>
          <table:table-cell table:number-columns-spanned="3" table:number-rows-spanned="1" table:style-name="ce35"/>
          <table:covered-table-cell table:number-columns-repeated="2"/>
          <table:table-cell table:number-columns-spanned="3" table:number-rows-spanned="1" table:style-name="ce30"/>
          <table:covered-table-cell table:number-columns-repeated="2"/>
          <table:table-cell table:number-columns-spanned="3" table:number-rows-spanned="1" table:style-name="ce30"/>
          <table:covered-table-cell table:number-columns-repeated="2"/>
          <table:table-cell table:number-columns-repeated="16367"/>
        </table:table-row>
        <table:table-row table:style-name="ro2">
          <table:table-cell table:style-name="ce42"/>
          <table:table-cell table:style-name="ce43"/>
          <table:table-cell office:value-type="string" table:number-columns-spanned="3" table:number-rows-spanned="1" table:style-name="ce48">
            <text:p>Long Line</text:p>
          </table:table-cell>
          <table:covered-table-cell table:number-columns-repeated="2"/>
          <table:table-cell office:value-type="string" table:number-columns-spanned="3" table:number-rows-spanned="1" table:style-name="ce46">
            <text:p>Others</text:p>
          </table:table-cell>
          <table:covered-table-cell table:number-columns-repeated="2"/>
          <table:table-cell table:number-columns-spanned="3" table:number-rows-spanned="1" table:style-name="ce46"/>
          <table:covered-table-cell table:number-columns-repeated="2"/>
          <table:table-cell table:number-columns-spanned="3" table:number-rows-spanned="1" table:style-name="ce46"/>
          <table:covered-table-cell table:number-columns-repeated="2"/>
          <table:table-cell table:number-columns-spanned="3" table:number-rows-spanned="1" table:style-name="ce46"/>
          <table:covered-table-cell table:number-columns-repeated="2"/>
          <table:table-cell table:number-columns-repeated="16367"/>
        </table:table-row>
        <table:table-row table:style-name="ro2">
          <table:table-cell office:value-type="string" table:style-name="ce42">
            <text:p>縣市別</text:p>
          </table:table-cell>
          <table:table-cell office:value-type="string" table:style-name="ce43">
            <text:p>District</text:p>
          </table:table-cell>
          <table:table-cell office:value-type="string" table:style-name="ce23">
            <text:p>合計</text:p>
          </table:table-cell>
          <table:table-cell office:value-type="string" table:style-name="ce10">
            <text:p>竹材</text:p>
          </table:table-cell>
          <table:table-cell office:value-type="string" table:style-name="ce10">
            <text:p>塑管</text:p>
          </table:table-cell>
          <table:table-cell office:value-type="string" table:style-name="ce10">
            <text:p>合計</text:p>
          </table:table-cell>
          <table:table-cell office:value-type="string" table:style-name="ce10">
            <text:p>竹材</text:p>
          </table:table-cell>
          <table:table-cell office:value-type="string" table:style-name="ce10">
            <text:p>塑管</text:p>
          </table:table-cell>
          <table:table-cell office:value-type="string" table:style-name="ce10">
            <text:p>合計</text:p>
          </table:table-cell>
          <table:table-cell office:value-type="string" table:style-name="ce10">
            <text:p>竹材</text:p>
          </table:table-cell>
          <table:table-cell office:value-type="string" table:style-name="ce10">
            <text:p>塑管</text:p>
          </table:table-cell>
          <table:table-cell office:value-type="string" table:style-name="ce10">
            <text:p>合計</text:p>
          </table:table-cell>
          <table:table-cell office:value-type="string" table:style-name="ce10">
            <text:p>竹材</text:p>
          </table:table-cell>
          <table:table-cell office:value-type="string" table:style-name="ce10">
            <text:p>塑管</text:p>
          </table:table-cell>
          <table:table-cell office:value-type="string" table:style-name="ce10">
            <text:p>合計</text:p>
          </table:table-cell>
          <table:table-cell office:value-type="string" table:style-name="ce10">
            <text:p>竹材</text:p>
          </table:table-cell>
          <table:table-cell office:value-type="string" table:style-name="ce10">
            <text:p>塑管</text:p>
          </table:table-cell>
          <table:table-cell table:number-columns-repeated="16367"/>
        </table:table-row>
        <table:table-row table:style-name="ro2">
          <table:table-cell table:style-name="ce44"/>
          <table:table-cell table:style-name="ce45"/>
          <table:table-cell office:value-type="string" table:style-name="ce39">
            <text:p>Total</text:p>
          </table:table-cell>
          <table:table-cell office:value-type="string" table:style-name="ce11">
            <text:p>Bamboo</text:p>
          </table:table-cell>
          <table:table-cell office:value-type="string" table:style-name="ce11">
            <text:p>Plastic</text:p>
          </table:table-cell>
          <table:table-cell office:value-type="string" table:style-name="ce11">
            <text:p>Total</text:p>
          </table:table-cell>
          <table:table-cell office:value-type="string" table:style-name="ce11">
            <text:p>Bamboo</text:p>
          </table:table-cell>
          <table:table-cell office:value-type="string" table:style-name="ce11">
            <text:p>Plastic</text:p>
          </table:table-cell>
          <table:table-cell office:value-type="string" table:style-name="ce11">
            <text:p>Total</text:p>
          </table:table-cell>
          <table:table-cell office:value-type="string" table:style-name="ce11">
            <text:p>Bamboo</text:p>
          </table:table-cell>
          <table:table-cell office:value-type="string" table:style-name="ce11">
            <text:p>Plastic</text:p>
          </table:table-cell>
          <table:table-cell office:value-type="string" table:style-name="ce11">
            <text:p>Total</text:p>
          </table:table-cell>
          <table:table-cell office:value-type="string" table:style-name="ce11">
            <text:p>Bamboo</text:p>
          </table:table-cell>
          <table:table-cell office:value-type="string" table:style-name="ce11">
            <text:p>Plastic</text:p>
          </table:table-cell>
          <table:table-cell office:value-type="string" table:style-name="ce11">
            <text:p>Total</text:p>
          </table:table-cell>
          <table:table-cell office:value-type="string" table:style-name="ce11">
            <text:p>Bamboo</text:p>
          </table:table-cell>
          <table:table-cell office:value-type="string" table:style-name="ce11">
            <text:p>Plastic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總計　</text:p>
          </table:table-cell>
          <table:table-cell office:value-type="string" table:style-name="ce8">
            <text:p>GRAND TOTAL</text:p>
          </table:table-cell>
          <table:table-cell office:value-type="float" office:value="54" table:formula="msoxl:=IF( SUM(C8,C29)=0,&quot;-&quot;,SUM(C8,C29))" table:style-name="ce13">
            <text:p>54</text:p>
          </table:table-cell>
          <table:table-cell office:value-type="string" office:string-value="-" table:formula="msoxl:=IF( SUM(D8,D29)=0,&quot;-&quot;,SUM(D8,D29))" table:style-name="ce13">
            <text:p>-</text:p>
          </table:table-cell>
          <table:table-cell office:value-type="float" office:value="54" table:formula="msoxl:=IF( SUM(E8,E29)=0,&quot;-&quot;,SUM(E8,E29))" table:style-name="ce13">
            <text:p>54</text:p>
          </table:table-cell>
          <table:table-cell office:value-type="float" office:value="78" table:formula="msoxl:=IF( SUM(F8,F29)=0,&quot;-&quot;,SUM(F8,F29))" table:style-name="ce13">
            <text:p>78</text:p>
          </table:table-cell>
          <table:table-cell office:value-type="float" office:value="1" table:formula="msoxl:=IF( SUM(G8,G29)=0,&quot;-&quot;,SUM(G8,G29))" table:style-name="ce13">
            <text:p>1</text:p>
          </table:table-cell>
          <table:table-cell office:value-type="float" office:value="77" table:formula="msoxl:=IF( SUM(H8,H29)=0,&quot;-&quot;,SUM(H8,H29))" table:style-name="ce13">
            <text:p>77</text:p>
          </table:table-cell>
          <table:table-cell office:value-type="string" office:string-value="-" table:formula="msoxl:=IF( SUM(I8,I29)=0,&quot;-&quot;,SUM(I8,I29))" table:style-name="ce13">
            <text:p>-</text:p>
          </table:table-cell>
          <table:table-cell office:value-type="string" office:string-value="-" table:formula="msoxl:=IF( SUM(J8,J29)=0,&quot;-&quot;,SUM(J8,J29))" table:style-name="ce13">
            <text:p>-</text:p>
          </table:table-cell>
          <table:table-cell office:value-type="string" office:string-value="-" table:formula="msoxl:=IF( SUM(K8,K29)=0,&quot;-&quot;,SUM(K8,K29))" table:style-name="ce13">
            <text:p>-</text:p>
          </table:table-cell>
          <table:table-cell office:value-type="string" office:string-value="-" table:formula="msoxl:=IF( SUM(L8,L29)=0,&quot;-&quot;,SUM(L8,L29))" table:style-name="ce13">
            <text:p>-</text:p>
          </table:table-cell>
          <table:table-cell office:value-type="string" office:string-value="-" table:formula="msoxl:=IF( SUM(M8,M29)=0,&quot;-&quot;,SUM(M8,M29))" table:style-name="ce13">
            <text:p>-</text:p>
          </table:table-cell>
          <table:table-cell office:value-type="string" office:string-value="-" table:formula="msoxl:=IF( SUM(N8,N29)=0,&quot;-&quot;,SUM(N8,N29))" table:style-name="ce13">
            <text:p>-</text:p>
          </table:table-cell>
          <table:table-cell office:value-type="string" office:string-value="-" table:formula="msoxl:=IF( SUM(O8,O29)=0,&quot;-&quot;,SUM(O8,O29))" table:style-name="ce13">
            <text:p>-</text:p>
          </table:table-cell>
          <table:table-cell office:value-type="string" office:string-value="-" table:formula="msoxl:=IF( SUM(P8,P29)=0,&quot;-&quot;,SUM(P8,P29))" table:style-name="ce13">
            <text:p>-</text:p>
          </table:table-cell>
          <table:table-cell office:value-type="string" office:string-value="-" table:formula="msoxl:=IF( SUM(Q8,Q29)=0,&quot;-&quot;,SUM(Q8,Q29))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4">
            <text:p><text:s text:c="2"/>臺灣地區</text:p>
          </table:table-cell>
          <table:table-cell office:value-type="string" table:style-name="ce8">
            <text:p>TAIWAN AREA</text:p>
          </table:table-cell>
          <table:table-cell office:value-type="float" office:value="54" table:formula="msoxl:=IF( SUM(C9:C28)=0,&quot;-&quot;,SUM(C9:C28))" table:style-name="ce13">
            <text:p>54</text:p>
          </table:table-cell>
          <table:table-cell office:value-type="string" office:string-value="-" table:formula="msoxl:=IF( SUM(D9:D28)=0,&quot;-&quot;,SUM(D9:D28))" table:style-name="ce13">
            <text:p>-</text:p>
          </table:table-cell>
          <table:table-cell office:value-type="float" office:value="54" table:formula="msoxl:=IF( SUM(E9:E28)=0,&quot;-&quot;,SUM(E9:E28))" table:style-name="ce13">
            <text:p>54</text:p>
          </table:table-cell>
          <table:table-cell office:value-type="float" office:value="78" table:formula="msoxl:=IF( SUM(F9:F28)=0,&quot;-&quot;,SUM(F9:F28))" table:style-name="ce13">
            <text:p>78</text:p>
          </table:table-cell>
          <table:table-cell office:value-type="float" office:value="1" table:formula="msoxl:=IF( SUM(G9:G28)=0,&quot;-&quot;,SUM(G9:G28))" table:style-name="ce13">
            <text:p>1</text:p>
          </table:table-cell>
          <table:table-cell office:value-type="float" office:value="77" table:formula="msoxl:=IF( SUM(H9:H28)=0,&quot;-&quot;,SUM(H9:H28))" table:style-name="ce13">
            <text:p>77</text:p>
          </table:table-cell>
          <table:table-cell office:value-type="string" office:string-value="-" table:formula="msoxl:=IF( SUM(I9:I28)=0,&quot;-&quot;,SUM(I9:I28))" table:style-name="ce13">
            <text:p>-</text:p>
          </table:table-cell>
          <table:table-cell office:value-type="string" office:string-value="-" table:formula="msoxl:=IF( SUM(J9:J28)=0,&quot;-&quot;,SUM(J9:J28))" table:style-name="ce13">
            <text:p>-</text:p>
          </table:table-cell>
          <table:table-cell office:value-type="string" office:string-value="-" table:formula="msoxl:=IF( SUM(K9:K28)=0,&quot;-&quot;,SUM(K9:K28))" table:style-name="ce13">
            <text:p>-</text:p>
          </table:table-cell>
          <table:table-cell office:value-type="string" office:string-value="-" table:formula="msoxl:=IF( SUM(L9:L28)=0,&quot;-&quot;,SUM(L9:L28))" table:style-name="ce13">
            <text:p>-</text:p>
          </table:table-cell>
          <table:table-cell office:value-type="string" office:string-value="-" table:formula="msoxl:=IF( SUM(M9:M28)=0,&quot;-&quot;,SUM(M9:M28))" table:style-name="ce13">
            <text:p>-</text:p>
          </table:table-cell>
          <table:table-cell office:value-type="string" office:string-value="-" table:formula="msoxl:=IF( SUM(N9:N28)=0,&quot;-&quot;,SUM(N9:N28))" table:style-name="ce13">
            <text:p>-</text:p>
          </table:table-cell>
          <table:table-cell office:value-type="string" office:string-value="-" table:formula="msoxl:=IF( SUM(O9:O28)=0,&quot;-&quot;,SUM(O9:O28))" table:style-name="ce13">
            <text:p>-</text:p>
          </table:table-cell>
          <table:table-cell office:value-type="string" office:string-value="-" table:formula="msoxl:=IF( SUM(P9:P28)=0,&quot;-&quot;,SUM(P9:P28))" table:style-name="ce13">
            <text:p>-</text:p>
          </table:table-cell>
          <table:table-cell office:value-type="string" office:string-value="-" table:formula="msoxl:=IF( SUM(Q9:Q28)=0,&quot;-&quot;,SUM(Q9:Q28))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7">
            <text:p><text:s text:c="4"/>新北市</text:p>
          </table:table-cell>
          <table:table-cell office:value-type="string" table:style-name="ce8">
            <text:p>NEW TAIPEI CITY</text:p>
          </table:table-cell>
          <table:table-cell office:value-type="float" office:value="4" table:formula="msoxl:=IF(SUM(D9:E9)=0,&quot;-&quot;,SUM(D9:E9))" table:style-name="ce13">
            <text:p>4</text:p>
          </table:table-cell>
          <table:table-cell office:value-type="string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string" office:string-value="-" table:formula="msoxl:=IF(SUM(G9:H9)=0,&quot;-&quot;,SUM(G9:H9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9:K9)=0,&quot;-&quot;,SUM(J9:K9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9:N9)=0,&quot;-&quot;,SUM(M9:N9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9:Q9)=0,&quot;-&quot;,SUM(P9:Q9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7">
            <text:p><text:s text:c="4"/>臺北市</text:p>
          </table:table-cell>
          <table:table-cell office:value-type="string" table:style-name="ce8">
            <text:p>TAIPEI CITY</text:p>
          </table:table-cell>
          <table:table-cell office:value-type="string" office:string-value="-" table:formula="msoxl:=IF(SUM(D10:E10)=0,&quot;-&quot;,SUM(D10:E10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G10:H10)=0,&quot;-&quot;,SUM(G10:H10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10:K10)=0,&quot;-&quot;,SUM(J10:K10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10:N10)=0,&quot;-&quot;,SUM(M10:N10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10:Q10)=0,&quot;-&quot;,SUM(P10:Q10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7">
            <text:p><text:s text:c="4"/>桃園市</text:p>
          </table:table-cell>
          <table:table-cell office:value-type="string" table:style-name="ce8">
            <text:p>TAOYUAN CITY</text:p>
          </table:table-cell>
          <table:table-cell office:value-type="string" office:string-value="-" table:formula="msoxl:=IF(SUM(D11:E11)=0,&quot;-&quot;,SUM(D11:E11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G11:H11)=0,&quot;-&quot;,SUM(G11:H11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11:K11)=0,&quot;-&quot;,SUM(J11:K11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11:N11)=0,&quot;-&quot;,SUM(M11:N11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11:Q11)=0,&quot;-&quot;,SUM(P11:Q11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7">
            <text:p><text:s text:c="4"/>臺中市</text:p>
          </table:table-cell>
          <table:table-cell office:value-type="string" table:style-name="ce8">
            <text:p>TAICHUNG CITY</text:p>
          </table:table-cell>
          <table:table-cell office:value-type="string" office:string-value="-" table:formula="msoxl:=IF(SUM(D12:E12)=0,&quot;-&quot;,SUM(D12:E12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G12:H12)=0,&quot;-&quot;,SUM(G12:H12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12:K12)=0,&quot;-&quot;,SUM(J12:K12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12:N12)=0,&quot;-&quot;,SUM(M12:N12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12:Q12)=0,&quot;-&quot;,SUM(P12:Q12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7">
            <text:p><text:s text:c="4"/>臺南市</text:p>
          </table:table-cell>
          <table:table-cell office:value-type="string" table:style-name="ce8">
            <text:p>TAINAN CITY</text:p>
          </table:table-cell>
          <table:table-cell office:value-type="string" office:string-value="-" table:formula="msoxl:=IF(SUM(D13:E13)=0,&quot;-&quot;,SUM(D13:E13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G13:H13)=0,&quot;-&quot;,SUM(G13:H13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13:K13)=0,&quot;-&quot;,SUM(J13:K13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13:N13)=0,&quot;-&quot;,SUM(M13:N13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13:Q13)=0,&quot;-&quot;,SUM(P13:Q13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7">
            <text:p><text:s text:c="4"/>高雄市</text:p>
          </table:table-cell>
          <table:table-cell office:value-type="string" table:style-name="ce8">
            <text:p>KAOHSIUNG CITY</text:p>
          </table:table-cell>
          <table:table-cell office:value-type="float" office:value="47" table:formula="msoxl:=IF(SUM(D14:E14)=0,&quot;-&quot;,SUM(D14:E14))" table:style-name="ce13">
            <text:p>47</text:p>
          </table:table-cell>
          <table:table-cell office:value-type="string" table:style-name="ce13">
            <text:p>-</text:p>
          </table:table-cell>
          <table:table-cell office:value-type="float" office:value="47" table:style-name="ce13">
            <text:p>47</text:p>
          </table:table-cell>
          <table:table-cell office:value-type="float" office:value="33" table:formula="msoxl:=IF(SUM(G14:H14)=0,&quot;-&quot;,SUM(G14:H14))" table:style-name="ce13">
            <text:p>33</text:p>
          </table:table-cell>
          <table:table-cell office:value-type="string" table:style-name="ce13">
            <text:p>-</text:p>
          </table:table-cell>
          <table:table-cell office:value-type="float" office:value="33" table:style-name="ce13">
            <text:p>33</text:p>
          </table:table-cell>
          <table:table-cell office:value-type="string" office:string-value="-" table:formula="msoxl:=IF(SUM(J14:K14)=0,&quot;-&quot;,SUM(J14:K14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14:N14)=0,&quot;-&quot;,SUM(M14:N14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14:Q14)=0,&quot;-&quot;,SUM(P14:Q14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7">
            <text:p><text:s text:c="4"/>宜蘭縣</text:p>
          </table:table-cell>
          <table:table-cell office:value-type="string" table:style-name="ce8">
            <text:p>ILAN COUNTY</text:p>
          </table:table-cell>
          <table:table-cell office:value-type="string" office:string-value="-" table:formula="msoxl:=IF(SUM(D15:E15)=0,&quot;-&quot;,SUM(D15:E15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8" table:formula="msoxl:=IF(SUM(G15:H15)=0,&quot;-&quot;,SUM(G15:H15))" table:style-name="ce13">
            <text:p>28</text:p>
          </table:table-cell>
          <table:table-cell office:value-type="string" table:style-name="ce13">
            <text:p>-</text:p>
          </table:table-cell>
          <table:table-cell office:value-type="float" office:value="28" table:style-name="ce13">
            <text:p>28</text:p>
          </table:table-cell>
          <table:table-cell office:value-type="string" office:string-value="-" table:formula="msoxl:=IF(SUM(J15:K15)=0,&quot;-&quot;,SUM(J15:K15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15:N15)=0,&quot;-&quot;,SUM(M15:N15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15:Q15)=0,&quot;-&quot;,SUM(P15:Q15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7">
            <text:p><text:s text:c="4"/>新竹縣</text:p>
          </table:table-cell>
          <table:table-cell office:value-type="string" table:style-name="ce8">
            <text:p>HSINCHU COUNTY</text:p>
          </table:table-cell>
          <table:table-cell office:value-type="float" office:value="1" table:formula="msoxl:=IF(SUM(D16:E16)=0,&quot;-&quot;,SUM(D16:E16))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office:string-value="-" table:formula="msoxl:=IF(SUM(G16:H16)=0,&quot;-&quot;,SUM(G16:H16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16:K16)=0,&quot;-&quot;,SUM(J16:K16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16:N16)=0,&quot;-&quot;,SUM(M16:N16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16:Q16)=0,&quot;-&quot;,SUM(P16:Q16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7">
            <text:p><text:s text:c="4"/>苗栗縣</text:p>
          </table:table-cell>
          <table:table-cell office:value-type="string" table:style-name="ce8">
            <text:p>MIAOLI COUNTY</text:p>
          </table:table-cell>
          <table:table-cell office:value-type="string" office:string-value="-" table:formula="msoxl:=IF(SUM(D17:E17)=0,&quot;-&quot;,SUM(D17:E17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4" table:formula="msoxl:=IF(SUM(G17:H17)=0,&quot;-&quot;,SUM(G17:H17))" table:style-name="ce13">
            <text:p>14</text:p>
          </table:table-cell>
          <table:table-cell office:value-type="float" office:value="1" table:style-name="ce13">
            <text:p>1</text:p>
          </table:table-cell>
          <table:table-cell office:value-type="float" office:value="13" table:style-name="ce13">
            <text:p>13</text:p>
          </table:table-cell>
          <table:table-cell office:value-type="string" office:string-value="-" table:formula="msoxl:=IF(SUM(J17:K17)=0,&quot;-&quot;,SUM(J17:K17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17:N17)=0,&quot;-&quot;,SUM(M17:N17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17:Q17)=0,&quot;-&quot;,SUM(P17:Q17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7">
            <text:p><text:s text:c="4"/>彰化縣</text:p>
          </table:table-cell>
          <table:table-cell office:value-type="string" table:style-name="ce8">
            <text:p>CHANGHWA COUNTY</text:p>
          </table:table-cell>
          <table:table-cell office:value-type="string" office:string-value="-" table:formula="msoxl:=IF(SUM(D18:E18)=0,&quot;-&quot;,SUM(D18:E18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G18:H18)=0,&quot;-&quot;,SUM(G18:H18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18:K18)=0,&quot;-&quot;,SUM(J18:K18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18:N18)=0,&quot;-&quot;,SUM(M18:N18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18:Q18)=0,&quot;-&quot;,SUM(P18:Q18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7">
            <text:p><text:s text:c="4"/>南投縣</text:p>
          </table:table-cell>
          <table:table-cell office:value-type="string" table:style-name="ce8">
            <text:p>NANTOU COUNTY</text:p>
          </table:table-cell>
          <table:table-cell office:value-type="string" office:string-value="-" table:formula="msoxl:=IF(SUM(D19:E19)=0,&quot;-&quot;,SUM(D19:E19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G19:H19)=0,&quot;-&quot;,SUM(G19:H19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19:K19)=0,&quot;-&quot;,SUM(J19:K19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19:N19)=0,&quot;-&quot;,SUM(M19:N19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19:Q19)=0,&quot;-&quot;,SUM(P19:Q19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7">
            <text:p><text:s text:c="4"/>雲林縣</text:p>
          </table:table-cell>
          <table:table-cell office:value-type="string" table:style-name="ce8">
            <text:p>YUNLIN COUNTY</text:p>
          </table:table-cell>
          <table:table-cell office:value-type="float" office:value="1" table:formula="msoxl:=IF(SUM(D20:E20)=0,&quot;-&quot;,SUM(D20:E20))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2" table:formula="msoxl:=IF(SUM(G20:H20)=0,&quot;-&quot;,SUM(G20:H20))" table:style-name="ce13">
            <text:p>2</text:p>
          </table:table-cell>
          <table:table-cell office:value-type="string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string" office:string-value="-" table:formula="msoxl:=IF(SUM(J20:K20)=0,&quot;-&quot;,SUM(J20:K20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20:N20)=0,&quot;-&quot;,SUM(M20:N20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20:Q20)=0,&quot;-&quot;,SUM(P20:Q20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7">
            <text:p><text:s text:c="4"/>嘉義縣</text:p>
          </table:table-cell>
          <table:table-cell office:value-type="string" table:style-name="ce8">
            <text:p>CHIAYI COUNTY</text:p>
          </table:table-cell>
          <table:table-cell office:value-type="string" office:string-value="-" table:formula="msoxl:=IF(SUM(D21:E21)=0,&quot;-&quot;,SUM(D21:E21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G21:H21)=0,&quot;-&quot;,SUM(G21:H21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21:K21)=0,&quot;-&quot;,SUM(J21:K21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21:N21)=0,&quot;-&quot;,SUM(M21:N21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21:Q21)=0,&quot;-&quot;,SUM(P21:Q21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7">
            <text:p><text:s text:c="4"/>屏東縣</text:p>
          </table:table-cell>
          <table:table-cell office:value-type="string" table:style-name="ce8">
            <text:p>PINGTUNG COUNTY</text:p>
          </table:table-cell>
          <table:table-cell office:value-type="string" office:string-value="-" table:formula="msoxl:=IF(SUM(D22:E22)=0,&quot;-&quot;,SUM(D22:E22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G22:H22)=0,&quot;-&quot;,SUM(G22:H22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22:K22)=0,&quot;-&quot;,SUM(J22:K22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22:N22)=0,&quot;-&quot;,SUM(M22:N22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22:Q22)=0,&quot;-&quot;,SUM(P22:Q22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7">
            <text:p><text:s text:c="4"/>臺東縣</text:p>
          </table:table-cell>
          <table:table-cell office:value-type="string" table:style-name="ce8">
            <text:p>TAITUNG COUNTY</text:p>
          </table:table-cell>
          <table:table-cell office:value-type="string" office:string-value="-" table:formula="msoxl:=IF(SUM(D23:E23)=0,&quot;-&quot;,SUM(D23:E23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" table:formula="msoxl:=IF(SUM(G23:H23)=0,&quot;-&quot;,SUM(G23:H23))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office:string-value="-" table:formula="msoxl:=IF(SUM(J23:K23)=0,&quot;-&quot;,SUM(J23:K23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23:N23)=0,&quot;-&quot;,SUM(M23:N23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23:Q23)=0,&quot;-&quot;,SUM(P23:Q23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7">
            <text:p><text:s text:c="4"/>花蓮縣</text:p>
          </table:table-cell>
          <table:table-cell office:value-type="string" table:style-name="ce8">
            <text:p>HWALIEN COUNTY</text:p>
          </table:table-cell>
          <table:table-cell office:value-type="string" office:string-value="-" table:formula="msoxl:=IF(SUM(D24:E24)=0,&quot;-&quot;,SUM(D24:E24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G24:H24)=0,&quot;-&quot;,SUM(G24:H24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24:K24)=0,&quot;-&quot;,SUM(J24:K24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24:N24)=0,&quot;-&quot;,SUM(M24:N24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24:Q24)=0,&quot;-&quot;,SUM(P24:Q24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7">
            <text:p><text:s text:c="4"/>澎湖縣</text:p>
          </table:table-cell>
          <table:table-cell office:value-type="string" table:style-name="ce8">
            <text:p>PENGHU COUNTY</text:p>
          </table:table-cell>
          <table:table-cell office:value-type="string" office:string-value="-" table:formula="msoxl:=IF(SUM(D25:E25)=0,&quot;-&quot;,SUM(D25:E25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G25:H25)=0,&quot;-&quot;,SUM(G25:H25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25:K25)=0,&quot;-&quot;,SUM(J25:K25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25:N25)=0,&quot;-&quot;,SUM(M25:N25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25:Q25)=0,&quot;-&quot;,SUM(P25:Q25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7">
            <text:p><text:s text:c="4"/>基隆市</text:p>
          </table:table-cell>
          <table:table-cell office:value-type="string" table:style-name="ce8">
            <text:p>KEELUNG CITY</text:p>
          </table:table-cell>
          <table:table-cell office:value-type="string" office:string-value="-" table:formula="msoxl:=IF(SUM(D26:E26)=0,&quot;-&quot;,SUM(D26:E26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G26:H26)=0,&quot;-&quot;,SUM(G26:H26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26:K26)=0,&quot;-&quot;,SUM(J26:K26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26:N26)=0,&quot;-&quot;,SUM(M26:N26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26:Q26)=0,&quot;-&quot;,SUM(P26:Q26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7">
            <text:p><text:s text:c="4"/>新竹市</text:p>
          </table:table-cell>
          <table:table-cell office:value-type="string" table:style-name="ce8">
            <text:p>HSINCHU CITY</text:p>
          </table:table-cell>
          <table:table-cell office:value-type="float" office:value="1" table:formula="msoxl:=IF(SUM(D27:E27)=0,&quot;-&quot;,SUM(D27:E27))" table:style-name="ce13">
            <text:p>1</text:p>
          </table:table-cell>
          <table:table-cell office:value-type="string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string" office:string-value="-" table:formula="msoxl:=IF(SUM(G27:H27)=0,&quot;-&quot;,SUM(G27:H27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27:K27)=0,&quot;-&quot;,SUM(J27:K27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27:N27)=0,&quot;-&quot;,SUM(M27:N27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27:Q27)=0,&quot;-&quot;,SUM(P27:Q27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7">
            <text:p><text:s text:c="4"/>嘉義市</text:p>
          </table:table-cell>
          <table:table-cell office:value-type="string" table:style-name="ce8">
            <text:p>CHIAYI CITY</text:p>
          </table:table-cell>
          <table:table-cell office:value-type="string" office:string-value="-" table:formula="msoxl:=IF(SUM(D28:E28)=0,&quot;-&quot;,SUM(D28:E28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G28:H28)=0,&quot;-&quot;,SUM(G28:H28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28:K28)=0,&quot;-&quot;,SUM(J28:K28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28:N28)=0,&quot;-&quot;,SUM(M28:N28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28:Q28)=0,&quot;-&quot;,SUM(P28:Q28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2">
            <text:p>金馬地區</text:p>
          </table:table-cell>
          <table:table-cell office:value-type="string" table:style-name="ce8">
            <text:p>KINMA AREA</text:p>
          </table:table-cell>
          <table:table-cell office:value-type="string" office:string-value="-" table:formula="msoxl:=IF( SUM(C30:C31)=0, &quot;-&quot;, SUM(C30:C31))" table:style-name="ce13">
            <text:p>-</text:p>
          </table:table-cell>
          <table:table-cell office:value-type="string" office:string-value="-" table:formula="msoxl:=IF( SUM(D30:D31)=0, &quot;-&quot;, SUM(D30:D31))" table:style-name="ce13">
            <text:p>-</text:p>
          </table:table-cell>
          <table:table-cell office:value-type="string" office:string-value="-" table:formula="msoxl:=IF( SUM(E30:E31)=0, &quot;-&quot;, SUM(E30:E31))" table:style-name="ce13">
            <text:p>-</text:p>
          </table:table-cell>
          <table:table-cell office:value-type="string" office:string-value="-" table:formula="msoxl:=IF( SUM(F30:F31)=0, &quot;-&quot;, SUM(F30:F31))" table:style-name="ce13">
            <text:p>-</text:p>
          </table:table-cell>
          <table:table-cell office:value-type="string" office:string-value="-" table:formula="msoxl:=IF( SUM(G30:G31)=0, &quot;-&quot;, SUM(G30:G31))" table:style-name="ce13">
            <text:p>-</text:p>
          </table:table-cell>
          <table:table-cell office:value-type="string" office:string-value="-" table:formula="msoxl:=IF( SUM(H30:H31)=0, &quot;-&quot;, SUM(H30:H31))" table:style-name="ce13">
            <text:p>-</text:p>
          </table:table-cell>
          <table:table-cell office:value-type="string" office:string-value="-" table:formula="msoxl:=IF( SUM(I30:I31)=0, &quot;-&quot;, SUM(I30:I31))" table:style-name="ce13">
            <text:p>-</text:p>
          </table:table-cell>
          <table:table-cell office:value-type="string" office:string-value="-" table:formula="msoxl:=IF( SUM(J30:J31)=0, &quot;-&quot;, SUM(J30:J31))" table:style-name="ce13">
            <text:p>-</text:p>
          </table:table-cell>
          <table:table-cell office:value-type="string" office:string-value="-" table:formula="msoxl:=IF( SUM(K30:K31)=0, &quot;-&quot;, SUM(K30:K31))" table:style-name="ce13">
            <text:p>-</text:p>
          </table:table-cell>
          <table:table-cell office:value-type="string" office:string-value="-" table:formula="msoxl:=IF( SUM(L30:L31)=0, &quot;-&quot;, SUM(L30:L31))" table:style-name="ce13">
            <text:p>-</text:p>
          </table:table-cell>
          <table:table-cell office:value-type="string" office:string-value="-" table:formula="msoxl:=IF( SUM(M30:M31)=0, &quot;-&quot;, SUM(M30:M31))" table:style-name="ce13">
            <text:p>-</text:p>
          </table:table-cell>
          <table:table-cell office:value-type="string" office:string-value="-" table:formula="msoxl:=IF( SUM(N30:N31)=0, &quot;-&quot;, SUM(N30:N31))" table:style-name="ce13">
            <text:p>-</text:p>
          </table:table-cell>
          <table:table-cell office:value-type="string" office:string-value="-" table:formula="msoxl:=IF( SUM(O30:O31)=0, &quot;-&quot;, SUM(O30:O31))" table:style-name="ce13">
            <text:p>-</text:p>
          </table:table-cell>
          <table:table-cell office:value-type="string" office:string-value="-" table:formula="msoxl:=IF( SUM(P30:P31)=0, &quot;-&quot;, SUM(P30:P31))" table:style-name="ce13">
            <text:p>-</text:p>
          </table:table-cell>
          <table:table-cell office:value-type="string" office:string-value="-" table:formula="msoxl:=IF( SUM(Q30:Q31)=0, &quot;-&quot;, SUM(Q30:Q31))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7">
            <text:p><text:s text:c="4"/>金門縣</text:p>
          </table:table-cell>
          <table:table-cell office:value-type="string" table:style-name="ce8">
            <text:p>KINMEN COUNTY</text:p>
          </table:table-cell>
          <table:table-cell office:value-type="string" office:string-value="-" table:formula="msoxl:=IF(SUM(D30:E30)=0,&quot;-&quot;,SUM(D30:E30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G30:H30)=0,&quot;-&quot;,SUM(G30:H30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J30:K30)=0,&quot;-&quot;,SUM(J30:K30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M30:N30)=0,&quot;-&quot;,SUM(M30:N30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office:string-value="-" table:formula="msoxl:=IF(SUM(P30:Q30)=0,&quot;-&quot;,SUM(P30:Q30))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8">
            <text:p><text:s text:c="4"/>連江縣</text:p>
          </table:table-cell>
          <table:table-cell office:value-type="string" table:style-name="ce9">
            <text:p>LIANJIANG COUNTY</text:p>
          </table:table-cell>
          <table:table-cell office:value-type="string" office:string-value="-" table:formula="msoxl:=IF(SUM(D31:E31)=0,&quot;-&quot;,SUM(D31:E31))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office:string-value="-" table:formula="msoxl:=IF(SUM(G31:H31)=0,&quot;-&quot;,SUM(G31:H31))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office:string-value="-" table:formula="msoxl:=IF(SUM(J31:K31)=0,&quot;-&quot;,SUM(J31:K31))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office:string-value="-" table:formula="msoxl:=IF(SUM(M31:N31)=0,&quot;-&quot;,SUM(M31:N31))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office:string-value="-" table:formula="msoxl:=IF(SUM(P31:Q31)=0,&quot;-&quot;,SUM(P31:Q31))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table:number-columns-repeated="16367"/>
        </table:table-row>
        <table:table-row table:number-rows-repeated="104854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  <style:font-face style:name="新細明體" svg:font-family="新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6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</office:styles>
  <office:automatic-styles>
    <style:page-layout style:name="pm1">
      <style:page-layout-properties fo:margin-top="0in" fo:margin-bottom="0in" fo:margin-left="0.551181102362205in" fo:margin-right="0.55118110236220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李境超</meta:initial-creator>
    <dc:creator>李境超</dc:creator>
    <meta:creation-date>2013-05-28T10:46:35Z</meta:creation-date>
    <dc:date>2017-09-21T02:20:02Z</dc:date>
    <meta:print-date>2017-09-21T02:19:34Z</meta:print-date>
  </office:meta>
</office:document-meta>
</file>